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OpenSolverIO.xml" manifest:media-type="text/xml"/>
  <manifest:file-entry manifest:full-path="Basic/Standard/OpenSolverUtils.xml" manifest:media-type="text/xml"/>
  <manifest:file-entry manifest:full-path="Basic/Standard/Debug.xml" manifest:media-type="text/xml"/>
  <manifest:file-entry manifest:full-path="Basic/Standard/OpenSolverErrorHandler.xml" manifest:media-type="text/xml"/>
  <manifest:file-entry manifest:full-path="Basic/Standard/OpenSolverStoredNames.xml" manifest:media-type="text/xml"/>
  <manifest:file-entry manifest:full-path="Basic/Standard/OpenSolverConstants.xml" manifest:media-type="text/xml"/>
  <manifest:file-entry manifest:full-path="Basic/Standard/SolverCommon.xml" manifest:media-type="text/xml"/>
  <manifest:file-entry manifest:full-path="Basic/Standard/OpenSolverAPI.xml" manifest:media-type="text/xml"/>
  <manifest:file-entry manifest:full-path="Basic/Standard/OpenSolverModelValidation.xml" manifest:media-type="text/xml"/>
  <manifest:file-entry manifest:full-path="Basic/Standard/OpenSolverRangeUtils.xml" manifest:media-type="text/xml"/>
  <manifest:file-entry manifest:full-path="Basic/Standard/OpenSolverLibre.xml" manifest:media-type="text/xml"/>
  <manifest:file-entry manifest:full-path="Basic/Standard/script-lb.xml" manifest:media-type="text/xml"/>
  <manifest:file-entry manifest:full-path="Basic/Dialogs/Module1.xml" manifest:media-type="text/xml"/>
  <manifest:file-entry manifest:full-path="Basic/Dialogs/CSolverCbc.xml" manifest:media-type="text/xml"/>
  <manifest:file-entry manifest:full-path="Basic/Dialogs/script-lb.xml" manifest:media-type="text/xml"/>
  <manifest:file-entry manifest:full-path="Basic/ClassModules/ISolver.xml" manifest:media-type="text/xml"/>
  <manifest:file-entry manifest:full-path="Basic/ClassModules/COpenSolver.xml" manifest:media-type="text/xml"/>
  <manifest:file-entry manifest:full-path="Basic/ClassModules/CSolverCbc.xml" manifest:media-type="text/xml"/>
  <manifest:file-entry manifest:full-path="Basic/ClassModules/Dictionary.xml" manifest:media-type="text/xml"/>
  <manifest:file-entry manifest:full-path="Basic/ClassModules/ISolverFile.xml" manifest:media-type="text/xml"/>
  <manifest:file-entry manifest:full-path="Basic/ClassModules/ISolverLocal.xml" manifest:media-type="text/xml"/>
  <manifest:file-entry manifest:full-path="Basic/ClassModules/ISolverLinear.xml" manifest:media-type="text/xml"/>
  <manifest:file-entry manifest:full-path="Basic/ClassModules/ISolverLocalExec.xml" manifest:media-type="text/xml"/>
  <manifest:file-entry manifest:full-path="Basic/ClassModules/script-lb.xml" manifest:media-type="text/xml"/>
  <manifest:file-entry manifest:full-path="Basic/script-lc.xml" manifest:media-type="text/xml"/>
  <manifest:file-entry manifest:full-path="meta.xml" manifest:media-type="text/xml"/>
  <manifest:file-entry manifest:full-path="Dialogs/Standard/dialog-lb.xml" manifest:media-type="text/xml"/>
  <manifest:file-entry manifest:full-path="Dialogs/Dialogs/Dialog1.xml" manifest:media-type="text/xml"/>
  <manifest:file-entry manifest:full-path="Dialogs/Dialogs/dialog-lb.xml" manifest:media-type="text/xml"/>
  <manifest:file-entry manifest:full-path="Dialogs/ClassModules/dialog-lb.xml" manifest:media-type="text/xml"/>
  <manifest:file-entry manifest:full-path="Dialogs/dialog-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number-columns-repeated="6" table:default-cell-style-name="Default"/>
        <table:table-row table:style-name="ro1">
          <table:table-cell office:value-type="string" calcext:value-type="string">
            <text:p>Distribution Channel</text:p>
          </table:table-cell>
          <table:table-cell office:value-type="string" calcext:value-type="string">
            <text:p>Profit per Unit Sold ($)</text:p>
          </table:table-cell>
          <table:table-cell office:value-type="string" calcext:value-type="string">
            <text:p>Advertising Cost per Unit Sold ($)</text:p>
          </table:table-cell>
          <table:table-cell office:value-type="string" calcext:value-type="string">
            <text:p>Personal Sales Effort per Unit Sold (hours)</text:p>
          </table:table-cell>
          <table:table-cell table:number-columns-repeated="2"/>
        </table:table-row>
        <table:table-row table:style-name="ro1">
          <table:table-cell office:value-type="string" calcext:value-type="string">
            <text:p>Marine distributors</text:p>
          </table:table-cell>
          <table:table-cell office:value-type="float" office:value="90" calcext:value-type="float">
            <text:p>90</text:p>
          </table:table-cell>
          <table:table-cell office:value-type="float" office:value="10" calcext:value-type="float">
            <text:p>10</text:p>
          </table:table-cell>
          <table:table-cell office:value-type="float" office:value="2" calcext:value-type="float">
            <text:p>2</text:p>
          </table:table-cell>
          <table:table-cell table:number-columns-repeated="2"/>
        </table:table-row>
        <table:table-row table:style-name="ro1">
          <table:table-cell office:value-type="string" calcext:value-type="string">
            <text:p>Business Distributors</text:p>
          </table:table-cell>
          <table:table-cell office:value-type="float" office:value="84" calcext:value-type="float">
            <text:p>84</text:p>
          </table:table-cell>
          <table:table-cell office:value-type="float" office:value="8" calcext:value-type="float">
            <text:p>8</text:p>
          </table:table-cell>
          <table:table-cell office:value-type="float" office:value="3" calcext:value-type="float">
            <text:p>3</text:p>
          </table:table-cell>
          <table:table-cell table:number-columns-repeated="2"/>
        </table:table-row>
        <table:table-row table:style-name="ro1">
          <table:table-cell office:value-type="string" calcext:value-type="string">
            <text:p>National Retail Stores</text:p>
          </table:table-cell>
          <table:table-cell office:value-type="float" office:value="70" calcext:value-type="float">
            <text:p>70</text:p>
          </table:table-cell>
          <table:table-cell office:value-type="float" office:value="9" calcext:value-type="float">
            <text:p>9</text:p>
          </table:table-cell>
          <table:table-cell office:value-type="float" office:value="3" calcext:value-type="float">
            <text:p>3</text:p>
          </table:table-cell>
          <table:table-cell table:number-columns-repeated="2"/>
        </table:table-row>
        <table:table-row table:style-name="ro1">
          <table:table-cell office:value-type="string" calcext:value-type="string">
            <text:p>Direct Mail</text:p>
          </table:table-cell>
          <table:table-cell office:value-type="float" office:value="60" calcext:value-type="float">
            <text:p>60</text:p>
          </table:table-cell>
          <table:table-cell office:value-type="float" office:value="15" calcext:value-type="float">
            <text:p>15</text:p>
          </table:table-cell>
          <table:table-cell office:value-type="float" office:value="0" calcext:value-type="float">
            <text:p>0</text:p>
          </table:table-cell>
          <table:table-cell table:number-columns-repeated="2"/>
        </table:table-row>
        <table:table-row table:style-name="ro1">
          <table:table-cell table:number-columns-repeated="6"/>
        </table:table-row>
        <table:table-row table:style-name="ro1">
          <table:table-cell office:value-type="string" calcext:value-type="string">
            <text:p>M</text:p>
          </table:table-cell>
          <table:table-cell office:value-type="float" office:value="24.9999999441783" calcext:value-type="float">
            <text:p>24.9999999441783</text:p>
          </table:table-cell>
          <table:table-cell table:number-columns-repeated="4"/>
        </table:table-row>
        <table:table-row table:style-name="ro1">
          <table:table-cell office:value-type="string" calcext:value-type="string">
            <text:p>B</text:p>
          </table:table-cell>
          <table:table-cell office:value-type="float" office:value="425.000000035472" calcext:value-type="float">
            <text:p>425.000000035472</text:p>
          </table:table-cell>
          <table:table-cell table:number-columns-repeated="4"/>
        </table:table-row>
        <table:table-row table:style-name="ro1">
          <table:table-cell office:value-type="string" calcext:value-type="string">
            <text:p>R</text:p>
          </table:table-cell>
          <table:table-cell office:value-type="float" office:value="150.000000011029" calcext:value-type="float">
            <text:p>150.000000011029</text:p>
          </table:table-cell>
          <table:table-cell table:number-columns-repeated="4"/>
        </table:table-row>
        <table:table-row table:style-name="ro1">
          <table:table-cell office:value-type="string" calcext:value-type="string">
            <text:p>D</text:p>
          </table:table-cell>
          <table:table-cell office:value-type="float" office:value="0.00000000932062616164248" calcext:value-type="float">
            <text:p>9.32062616164248E-09</text:p>
          </table:table-cell>
          <table:table-cell table:number-columns-repeated="4"/>
        </table:table-row>
        <table:table-row table:style-name="ro1">
          <table:table-cell table:number-columns-repeated="6"/>
        </table:table-row>
        <table:table-row table:style-name="ro1">
          <table:table-cell/>
          <table:table-cell office:value-type="string" calcext:value-type="string">
            <text:p>Advertising Cost</text:p>
          </table:table-cell>
          <table:table-cell table:formula="of:=SUMPRODUCT([.B7:.B10];[.C2:.C5])" office:value-type="float" office:value="4999.99999996463" calcext:value-type="float">
            <text:p>4999.99999996463</text:p>
          </table:table-cell>
          <table:table-cell office:value-type="string" calcext:value-type="string">
            <text:p>&lt;=</text:p>
          </table:table-cell>
          <table:table-cell office:value-type="float" office:value="5000" calcext:value-type="float">
            <text:p>5000</text:p>
          </table:table-cell>
          <table:table-cell/>
        </table:table-row>
        <table:table-row table:style-name="ro1">
          <table:table-cell/>
          <table:table-cell office:value-type="string" calcext:value-type="string">
            <text:p>Sales Time Used</text:p>
          </table:table-cell>
          <table:table-cell table:formula="of:=SUMPRODUCT([.B7:.B10];[.D2:.D5])" office:value-type="float" office:value="1775.00000002786" calcext:value-type="float">
            <text:p>1775.00000002786</text:p>
          </table:table-cell>
          <table:table-cell office:value-type="string" calcext:value-type="string">
            <text:p>&lt;=</text:p>
          </table:table-cell>
          <table:table-cell office:value-type="float" office:value="1800" calcext:value-type="float">
            <text:p>1800</text:p>
          </table:table-cell>
          <table:table-cell/>
        </table:table-row>
        <table:table-row table:style-name="ro1">
          <table:table-cell/>
          <table:table-cell office:value-type="string" calcext:value-type="string">
            <text:p>Radios produced</text:p>
          </table:table-cell>
          <table:table-cell table:formula="of:=SUM([.B7:.B10])" office:value-type="float" office:value="600" calcext:value-type="float">
            <text:p>600</text:p>
          </table:table-cell>
          <table:table-cell office:value-type="string" calcext:value-type="string">
            <text:p>`=</text:p>
          </table:table-cell>
          <table:table-cell office:value-type="float" office:value="600" calcext:value-type="float">
            <text:p>600</text:p>
          </table:table-cell>
          <table:table-cell/>
        </table:table-row>
        <table:table-row table:style-name="ro1">
          <table:table-cell/>
          <table:table-cell office:value-type="string" calcext:value-type="string">
            <text:p>Retail Distribution</text:p>
          </table:table-cell>
          <table:table-cell table:formula="of:=[.B9]" office:value-type="float" office:value="150.000000011029" calcext:value-type="float">
            <text:p>150.000000011029</text:p>
          </table:table-cell>
          <table:table-cell office:value-type="string" calcext:value-type="string">
            <text:p>&gt;=</text:p>
          </table:table-cell>
          <table:table-cell office:value-type="float" office:value="150" calcext:value-type="float">
            <text:p>150</text:p>
          </table:table-cell>
          <table:table-cell/>
        </table:table-row>
        <table:table-row table:style-name="ro1" table:number-rows-repeated="2">
          <table:table-cell table:number-columns-repeated="6"/>
        </table:table-row>
        <table:table-row table:style-name="ro1">
          <table:table-cell/>
          <table:table-cell office:value-type="string" calcext:value-type="string">
            <text:p>Profit:</text:p>
          </table:table-cell>
          <table:table-cell table:formula="of:=SUMPRODUCT([.B7:.B10];[.B2:.B5])" office:value-type="float" office:value="48449.999999287" calcext:value-type="float">
            <text:p>48449.999999287</text:p>
          </table:table-cell>
          <table:table-cell table:number-columns-repeated="3"/>
        </table:table-row>
        <table:table-row table:style-name="ro1" table:number-rows-repeated="2">
          <table:table-cell table:number-columns-repeated="6"/>
        </table:table-row>
        <table:table-row table:style-name="ro1">
          <table:table-cell table:number-columns-repeated="5"/>
          <table:table-cell office:value-type="float" office:value="48449.999999287" calcext:value-type="float">
            <text:p>48449.999999287</text:p>
          </table:table-cell>
        </table:table-row>
      </table:table>
      <table:named-expressions>
        <table:named-range table:name="OpenSolver_Duals" table:base-cell-address="$Sheet1.$E$12" table:cell-range-address="$Sheet1.$E$12"/>
        <table:named-expression table:name="OpenSolver_UpdateSensitivity" table:base-cell-address="$Sheet1.$A$1" table:expression="1"/>
        <table:named-range table:name="solver_adj" table:base-cell-address="$Sheet1.$B$7" table:cell-range-address="$Sheet1.$B$7:.$B$10"/>
        <table:named-range table:name="solver_lhs1" table:base-cell-address="$Sheet1.$C$12" table:cell-range-address="$Sheet1.$C$12"/>
        <table:named-range table:name="solver_lhs2" table:base-cell-address="$Sheet1.$C$13" table:cell-range-address="$Sheet1.$C$13"/>
        <table:named-range table:name="solver_lhs3" table:base-cell-address="$Sheet1.$C$14" table:cell-range-address="$Sheet1.$C$14"/>
        <table:named-range table:name="solver_lhs4" table:base-cell-address="$Sheet1.$C$15" table:cell-range-address="$Sheet1.$C$15"/>
        <table:named-expression table:name="solver_num" table:base-cell-address="$Sheet1.$A$1" table:expression="4"/>
        <table:named-range table:name="solver_opt" table:base-cell-address="$Sheet1.$C$18" table:cell-range-address="$Sheet1.$C$18"/>
        <table:named-expression table:name="solver_rel1" table:base-cell-address="$Sheet1.$A$1" table:expression="1"/>
        <table:named-expression table:name="solver_rel2" table:base-cell-address="$Sheet1.$A$1" table:expression="1"/>
        <table:named-expression table:name="solver_rel3" table:base-cell-address="$Sheet1.$A$1" table:expression="2"/>
        <table:named-expression table:name="solver_rel4" table:base-cell-address="$Sheet1.$A$1" table:expression="3"/>
        <table:named-range table:name="solver_rhs1" table:base-cell-address="$Sheet1.$E$12" table:cell-range-address="$Sheet1.$E$12"/>
        <table:named-range table:name="solver_rhs2" table:base-cell-address="$Sheet1.$E$13" table:cell-range-address="$Sheet1.$E$13"/>
        <table:named-range table:name="solver_rhs3" table:base-cell-address="$Sheet1.$E$14" table:cell-range-address="$Sheet1.$E$14"/>
        <table:named-range table:name="solver_rhs4" table:base-cell-address="$Sheet1.$E$15" table:cell-range-address="$Sheet1.$E$15"/>
        <table:named-expression table:name="solver_typ" table:base-cell-address="$Sheet1.$A$1" table:expression="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2">00/00/0000</text:date>, <text:time style:data-style-name="N2" text:time-value="08:49:53.50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10:31:31.738000000</meta:creation-date>
    <meta:generator>LibreOffice/6.1.4.2$Windows_X86_64 LibreOffice_project/9d0f32d1f0b509096fd65e0d4bec26ddd1938fd3</meta:generator>
    <dc:date>2019-01-22T17:10:05.338000000</dc:date>
    <meta:editing-duration>PT19H3M9S</meta:editing-duration>
    <meta:editing-cycles>106</meta:editing-cycles>
    <meta:document-statistic meta:table-count="1" meta:cell-count="47" meta:object-count="0"/>
  </office:meta>
</office:document-meta>
</file>

<file path=Basic/ClassModules/COpenSolver.xml><?xml version="1.0" encoding="utf-8"?>
<!DOCTYPE module  PUBLIC '-//OpenOffice.org//DTD OfficeDocument 1.0//EN'  'module.dtd'>
<script:module xmlns:script="http://openoffice.org/2000/script" script:name="COpenSolver" script:language="StarBasic" script:moduleType="normal">REM  *****  BASIC  *****
Option Compatible
Option ClassModule
Option VBASupport 1

' Model information
Public sheet As Object
Public libreBook As Object

' Transient options
Public MinimiseUserInteraction As Boolean
Public SolveRelaxation As Boolean

' Permanent options
Dim pSolverParameters As Dictionary
Public ShowIterationResults As Boolean
Public AssumeNonNegativeVars As Boolean

' Variable information
Public AdjustableCells As Range ' All decision variables
Public BinaryCellsRange As Range' All Binary variables
Public IntegerCellsrange As Range' All integer variables (excluding binary)
Public VarLowerBounds As Dictionary
Public VarUpperBounds As Dictionary
Private pVarName() As String
Private pVarInitialValue() As Double
Public VarNameToIndex As Collection
Private pVarCategory() As VariableType ' Name to avoid clash with VarType() function
Public InitialSolutionIsValid As Boolean ' True if we can warmstart with the starting solution

' Constraint information
Dim pLHSType() As SolverInputType
Dim pRHSType() As SolverInputType
Dim pLHSRange() As Range
Dim pRHSRange() As Range
Dim pRHSFormula() As String
Dim pRHSConstant() As Double
Dim pRelation() As RelationConsts ' For each row, we remember its relation (=, &lt;=, &gt;=)
Dim pConstraintSummary() As String

' Objective information
Public ObjRange As Range
Public ObjectiveSense As ObjectiveSenseType
Public ObjectiveTargetValue As Double

' Details for the chosen solver
Dim pSolver As ISolver
Public ExternalSolverPathName As String ' Path to solver
Public LogFilePathName As String
Public SolutionFilePath As String

' Details we need for non-linear solver
Dim pRowSetsBound() As Boolean

' Details for sensitivity analysis
Public bGetDuals As Boolean ' Whether to get duals
Public rConstraintList As Range
Public DualsOnNewSheet As Boolean
Public DualsOnSameSheet As Boolean

' The model builders
Public DiffModel As CModelDiff
Public ParsedModel As CModelParsed

' Build results
Public ModelStatus As OpenSolver_ModelStatus
Public NumVars As Long
Public NumIntVars As Long
Public NumBinVars As Long
Public NumDiscreteVars As Long
Public NumConstraints As Long   ' Number of Solver-constraints in the model
Public NumRows As Long          ' Number of constraints in the A matrix

' Model information filled in by specific model builder
Dim pSparseA() As CIndexedCoeffs' This is the A matrix for our Solver model
Dim pRHS() As Double            ' The RHS values for each row in the LP
Public CostCoeffs As CIndexedCoeffs' The sparse cost vector
Public ObjectiveFunctionConstant As Double 'The constant offset in the objective function

Dim ConstraintToRow() As Long   ' Maps solver constraint number to row
Dim pRowToConstraint() As Long  ' Maps row number to original solver constraint number
Dim RowCount() As Long          ' Number of rows for each solver constraint

' SOLUTION INFORMATION
' Constraints
Dim pConFinalValue() As Double  ' Final value of each constraint (RHScell - LHScell)
Dim pConShadowPrice() As Double ' Shadow price for each constraint
Dim pConIncrease() As Double    ' Allowable increase for each constraint
Dim pConDecrease() As Double    ' Allowable decrease for each constraint
' Variables
Dim pVarCellName() As String    ' Name of Excel cell for each variable (must be inferred from model/solution files)
Dim pVarFinalValue() As Double  ' Final value of each variable
Dim pVarReducedCost() As Double ' Reduced cost for each variable
Dim pVarIncrease() As Double    ' Allowable increase for each variable
Dim pVarDecrease() As Double    ' Allowable decrease for each variable

' Our result as an enum and a string
Public SolveStatus As OpenSolverResult
Public SolveStatusString As String ' Eg Infeasible, Optimal, etc
Public SolveStatusComment As String ' Eg constraint 1 cannot be satisfied
Public SolutionWasLoaded As Boolean ' True if we loaded a solution into the spreadsheet

' ============================================================================
' Array accessors

Public Property Get VarFinalValue(Index As Long) As Double
	VarFinalValue = pVarFinalValue(Index)
End Property

Public Property Let VarFinalValue(Index As Long, value As Double)
	If Index &gt; UBound(pVarFinalValue) Then ReDim Preserve pVarFinalValue(Index)
	pVarFinalValue(Index) = value
End Property

Public Property Get ConFinalValue(Index As Long) As Double
	ConFinalValue = pConFinalValue(Index)
End Property

Public Property Let ConFinalValue(Index As Long, value As Double)
	If Index &gt; UBound(pConFinalValue) Then ReDim Preserve pConFinalValue(Index)
	pConFinalValue(Index) = value
End Property

Public Property Get ConShadowPrice(Index As Long) As Double
	ConShadowPrice = pConShadowPrice(Index)
End Property

Public Property Let ConShadowPrice(Index As Long, value As Double)
	If Index &gt; UBound(pConShadowPrice) Then ReDim Preserve pConShadowPrice(Index)
	pConShadowPrice(Index) = value
End Property

Public Property Get VarReducedCost(Index As Long) As Double
	VarReducedCost = pVarReducedCost(Index)
End Property

Public Property Let VarReducedCost(Index As Long, value As Double)
	If Index &gt; UBound(pVarReducedCost) Then ReDim Preserve pVarReducedCost(Index)
	pVarReducedCost(Index) = value
End Property

Public Property Get VarCellName(Index As Long) As String
	VarCellName = pVarCellName(Index)
End Property

Public Property Let VarCellName(Index As Long, value As String)
	If Index &gt; UBound(pVarCellName) Then ReDim Preserve pVarCellName(Index)
	pVarCellName(Index) = value
End Property

Public Property Get ConIncrease(Index As Long) As Double
	ConIncrease = pConIncrease(Index)
End Property

Public Property Let ConIncrease(Index As Long, value As Double)
	If Index &gt; UBound(pConIncrease) Then ReDim Preserve pConIncrease(Index)
	pConIncrease(Index) = value
End Property

Public Property Get ConDecrease(Index As Long) As Double
	ConDecrease = pConDecrease(Index)
End Property

Public Property Let ConDecrease(Index As Long, value As Double)
	If Index &gt; UBound(pConDecrease) Then ReDim Preserve pConDecrease(Index)
	pConDecrease(Index) = value
End Property

Public Property Get VarIncrease(Index As Long) As Double
	VarIncrease = pVarIncrease(Index)
End Property

Public Property Let VarIncrease(Index As Long, value As Double)
	If Index &gt; UBound(pVarIncrease) Then ReDim Preserve pVarIncrease(Index)
	pVarIncrease(Index) = value
End Property

Public Property Get VarDecrease(Index As Long) As Double
	VarDecrease = pVarDecrease(Index)
End Property

Public Property Let VarDecrease(Index As Long, value As Double)
	If Index &gt; UBound(pVarDecrease) Then ReDim Preserve pVarDecrease(Index)
	pVarDecrease(Index) = value
End Property

Public Property Get VarName(Index As Long) As String
	VarName = pVarName(Index)
End Property

Public Property Let VarName(Index As Long, value As String)
	pVarName(Index) = value
End Property

Public Property Get VarInitialValue(Index As Long) As Double
	VarInitialValue = pVarInitialValue(Index)
End Property

Public Property Let VarInitialValue(Index As Long, value As Double)
	pVarInitialValue(Index) = value
End Property

Public Property Get VarCategory(Index As Long) As VariableType
	VarCategory = pVarCategory(Index)
End Property

Public Property Let VarCategory(Index As Long, value As VariableType)
	pVarCategory(Index) = value
End Property

Public Property Get LHSType(Index As Long) As SolverInputType
	LHSType = pLHSType(Index)
End Property

Public Property Let LHSType(Index As Long, value As SolverInputType)
	pLHSType(Index) = value
End Property

Public Property Get RHSType(Index As Long) As SolverInputType
	RHSType = pRHSType(Index)
End Property

Public Property Let RHSType(Index As Long, value As SolverInputType)
	pRHSType(Index) = value
End Property

Public Property Get LHSRange(Index As Long) As Range
	Set LHSRange = pLHSRange(Index)
End Property

Public Property Set LHSRange(Index As Long, value As Range)
	Set pLHSRange(Index) = value
End Property

Public Property Get RHSRange(Index As Long) As Range
	Set RHSRange = pRHSRange(Index)
End Property

Public Property Set RHSRange(Index As Long, value As Range)
	Set pRHSRange(Index) = value
End Property

Public Property Get RHSFormula(Index As Long) As String
	RHSFormula = pRHSFormula(Index)
End Property

Public Property Let RHSFormula(Index As Long, value As String)
	pRHSFormula(Index) = value
End Property

Public Property Get RHSConstant(Index As Long) As Double
	RHSConstant = pRHSConstant(Index)
End Property

Public Property Let RHSConstant(Index As Long, value As Double)
	pRHSConstant(Index) = value
End Property

Public Property Get Relation(Index As Long) As RelationConsts
	Relation = pRelation(Index)
End Property

Public Property Let Relation(Index As Long, value As RelationConsts)
	pRelation(Index) = value
End Property

Public Property Get RowSetsBound(Index As Long) As Boolean
	RowSetsBound = pRowSetsBound(Index)
End Property

Public Property Let RowSetsBound(Index As Long, value As Boolean)
	pRowSetsBound(Index) = value
End Property

Public Property Get ConstraintSummary(Index As Long) As String
	ConstraintSummary = pConstraintSummary(Index)
End Property

Public Property Let ConstraintSummary(Index As Long, value As String)
	pConstraintSummary(Index) = value
End Property

Public Property Set Solver(NewSolver As ISolver)
	Set pSolver = NewSolver
End Property

Public Property Get Solver() As ISolver
	Set Solver = pSolver
End Property

Function CheckConstraintValuesAreNumeric(constraint As Long, LHSValues As Variant, RHSValues As Variant, ErrorMsg As String, AllowNonNumericIfNotConstant As Boolean) As Boolean
	' Check that the LHS and RHS values are doubles (not vbError, or vbString, or ??)
	' vbEmpty (blank) cell values are permitted as VBA quietly turns them into 0's in expressions
	CheckConstraintValuesAreNumeric = False
	Dim i As Long, j As Long, instance As Long
	Dim LHSCellRange As Range, RHSCellRange As Range, RHSstring As String, cell As Range
	
	' Check LHS first; this is always an array
	instance = 0
	For i = 1 To UBound(LHSValues, 1)
		For j = 1 To UBound(LHSValues, 2)
			instance = instance + 1
			Select Case VarType(LHSValues(i, j))
				Case vbDouble:
				Case vbEmpty:
					' This is an empty cell; VBA quietly turns this into 0 when used in an expression. We need no special handling of this, and don't report an error
				Case vbError:
					GetConstraintInstanceData constraint, instance, LHSCellRange, RHSCellRange, RHSstring
					ErrorMsg = "The cell '" &amp; LHSCellRange.AddressLocal(RowAbsolute:=False, ColumnAbsolute:=False) &amp; "' in constraint '" &amp; ConstraintSummary(constraint) &amp; "' has a divide by zero error or has a problem with the function used ( eg #DIV/0! or #VALUE!)."
				Case Else:
					' It might be vbError, or vbString, or vbEmpty
					GetConstraintInstanceData constraint, instance,  LHSCellRange, RHSCellRange, RHSstring
					ErrorMsg = "The cell '" &amp; LHSCellRange.AddressLocal(RowAbsolute:=False, ColumbAbsolute:=False) &amp; "' in constraint '" &amp; ConstraintSummary(constraint) &amp; "' has a value which is not numeric."
					On Error Resume Next
					' Try to show the incorrect value; just carry on with the old ErrorMsg if this gives an error
					ErrorMsg = "The cell '" &amp; LHSCellRange.AddressLocal(RowAbsolute:=False, ColumnAbsolute:=False) &amp; "' in constraint '" &amp; ConstraintSummary(constraint) &amp; "' has the value '" &amp; LHSValues(i, j) &amp; "' which is not numeric."
				On Error GoTo 0
			End Select
			
			If Len(ErrorMsg) &gt; 0 Then
				' We have an invalid value
				If AllowNonNumericIfNotConstant Then
					' Allow this if the cell depends on the variable cells - it might be valid later
					Set cell = GetOneCellInRange(LHSCellRange, instance)
					If Not ProperPrecendents(cell) Is Nothing THen
						If Not Intersect(ProperPrecedents(cell), AdjustableCells) Is Nothing Then
							GoTo NextCellLHS
						EndIf
					EndIf
				EndIf
				' Else the error is real, exit and report it
				GoTo ExitError
			EndIf
NextCellLHS:
			ErrorMsg = vbNullString
		Next j
	Next i
	
	Select Case RHSType(constraint)
		Case SolverInputType.SingleCellRange, SolverInputType.Formula, SolverInputType.constant
			Select Case VarType(RHSValues)
				Case vbDouble
				Case vbEmpty:
					' This is an empty cell; VBA quietly turns this into 0 when used in an expression. We need no special handling of this, and don't report an error.
				Case vbError:
					GetConstraintInstanceData constraint, instance, LHSCellRange, RHSCellRange, RHSstring
					ErrorMsg = "The right hand side in constraint '" &amp; ConstraintSummary(constraint) &amp; "' has a divide by zero error or has a problem with the function used (eg #DIV/0! or #VALUE!)."
				Case Else:
					' It might be vbError, or vbString, or anything else?
					GetConstraintInstanceData constraint, 1, LHSCellRange, RHSCellRange, RHSstring
					ErrorMsg = "The right hand side in constraint '" &amp; ConstraintSummary(constraint) &amp; "' has a value which isi not a single numeric value."
					' Try to show the incorrect value; just carry on with the old ErrorMsg if this gives an error
					On Error Resume Next
					ErrorMsg = "The right hand side in constraint '" &amp; ConstraintSummary(constraint) &amp; "' has the value '" &amp; RHSValues &amp; "' which is not numeric."
					On Error GoTo 0
			End Select
			
			If Len(ErrorMsg) &gt; 0 Then
				' We have an invalid value
				If AllowNonNumericIfNotConstant Then
					' Allow this if the cell depends on the variable cells - it might be valid later
					Set cell = RHSCellRange
					If Not ProperPrecedents(cell) Is Nothing Then
						If Not Intersect(ProperPrecedents(cell), AdjustableCells) Is Nothing Then
							GoTo NextCellSingleRHS
						EndIf
					EndIf
				EndIf
				' Else the error is real, exit and report it
				GoTo ExitError
			EndIf
NextCellSingleRHS:
		Case SolverInputType.MultiCellRange
			instance = 0
			For i = 1 To UBound(RHSValues, 1)
				For j = 1 To UBound(RHSValues, 2)
					instance = instance + 1
					Select Case VarType(RHSValues(i, j))
						Case vbDouble:
						Case vbEmpty:
							' This is an empty cell; VBA quietly turns this into 0 when used in an expression. We need no special handling of this, and don't report an error.
						Case vbError:
							GetConstraintInstanceData constraint, instance, LHSCellRange, RHSCellRange, RHSstring
							ErrorMsg = "The right hand side in constraint '" &amp; ConstraintSummary(constraint) &amp; "' has a divide by zero error or has a problem with the funciton used ( eg #DIV/0! or #VALUE!)."
							GoTo ExitError
						Case Else:
							' It might be vbError, or vbString, or vbEmpty
							GetConstraintInstanceData constraint, instance, LHSCellRange, RHSCellRange, RHSstring
							ErrorMsg = "The cell '" &amp; RHSCellRange.AddressLocal(RowAbsolute:=False, ColumnAbsolute:=False) &amp; "' in constraint '" &amp; ConstraintSummary(constraint) &amp; "' has a value which is not numeric."
							On Error Resume Next
							ErrorMsg = "The cell '" &amp; RHSCellRange.AddressLocal(RowAbsolute:=False, ColumnAbsolute:=False) &amp; "' in constraint '" &amp; ConstraintSummary(constraint) &amp; "' has the value '" &amp; RHSValues(i, j) &amp; "' which is not numeric."
							On Error GoTo 0
					End Select
					
					If Len(ErrorMsg) &gt; 0 Then
						' We have an invalid value
						If AllowNonNumericIfNotConstant Then
							' Allow this if the cell depends on the variable cells - it might be valid later
							Set cell = GetOneCellInRange(RHSCellRange, instance)
							If Not ProperPrecedents(cell) Is Nothing Then
								If Not Intersect(ProperPrecedents(cell), AdjustableCells) Is Nothing Then
									GoTo NextCellMultiRHS
								EndIf
							EndIf
						EndIf
						' Else the error is real, exit and report it
						GoTo ExitError
					EndIf
NextCellMultiRHS:
					ErrorMsg = vbNullString
				Next j
			Next i
	End Select
	CheckConstraintValuesAreNumeric = True
	Exit Function
	
ExitError:
	ErrorMsg = ErrorMsg &amp; vbNewLine &amp; vbNewLine &amp; _
	IIf(AllowNonNumericIfNotConstant, "This can happen if you have made an error when constructing the model.", _
									  "This can happen if your model is nonlinear, or if you have made an error when constructing the model." &amp; _
									  " Please fix this and try again."
End Function

Sub GetCurrentConstraintValues(constraint As Long, LHSValues As Variant, RHSValues As Variant, Optional ValidateNumeric As Boolean = True, Optional AllowNonNumericIfNotConstant As Boolean)
	If IsMissing(ValidateNumeric) Then ValidateNumeric = True
	If IsMissing(AllowNonNumericIfNotConstant) Then AllowNonNumericIfNotConstant = False
	Dim RaiseError As Boolean
	RaiseError = False
	On Error GoTo ErrorHandler
	
	If LHSType(constraint) = SolverInputType.SingleCellRange Then
		' Create a 1x1 array
		LHSValue = Create1x1Array(LHSRange(constraint).Value2)
	Else ' LHSType(constraint) = SolverInputType.MultiCellRange
		' Copy all the values into a variant, which will then be an
		' array of variants; see http://support.microsoft.com/kb/213798
		LHSValue = LHSRange(constraint).Value2
	EndIf
	
	If RHSType(constraint) = SolverInputType.SingleCellRange Then
		' A variant containing just a single double
		RHSValues = RHSRange(constraint).Value2
	ElseIf RHSType(constraint) = SolverInputType.MultiCellRange Then
		' Copy all the values into a variant, which will then be an
		' array of variants
		RHSValues = RHSRange(constraint).Value2
	ElseIf RHSType(constraint) = SolverInputType.Formula Then
		' Will not throw an error, but may put an error value in RHSValues
		RHSValue = sheet.Evaluate("=" &amp; RHSFormula(constraint))
	Else ' RHSType(constraint) = SolverInputType.Constant
		RHSValues = RHSConstant(constraint)
	EndIf
	
	If ValidateNumeric Then
		Dim ErrorMsg As String
		If Not CheckConstraintValuesAreNumeric(constraint, LHSValues, RHSValues, ErrorMsg, _
											   AllowNonNumericIfNotConstant) Then
			RaiseUserError ErrorMsg
		EndIf
	EndIf
	
ExitSub:
	If RaiseError Then RethrowError
	Exit Sub
	
ErrorHandler:
	If Not ReportError("COpenSolver", "GetCurrentConstraintValues") Then Resume
	RaiseError = True
	GoTo ExitSub
End Sub

Function GetCurrentObjectiveValue(Optional ValidateNumeric As Boolean, Optional AllowNonNumericIfNotConstant As Boolean) As Variant
	If IsMissing(AllowNonNumericIfNotConstant) Then AllowNonNumericIfNotConstant = False
	If IsMissing(ValidateNumeric) Then ValidateNumeric = True
	Dim RaiseError As Boolean
	RaiseError = False
	On Error GoTo ErrorHandler
	
	If ObjRange Is Nothing Then
		GetCurrentObjectiveValue = 0
		GoTo ExitFunction
	EndIf
	
	Dim ObjValue As Variant
	ObjValue = ObjRange.Value2
	
	If ValidateNumeric Then
		Dim ErrorMsg As String
		' Check if objective has a value that is not a number
		If VarType(ObjValue) &lt;&gt; vbDouble Then
			If VarType(ObjValue) = vbError Then
				ErrorMsg = "The objective cell appears to contain an error. This could have occurred if there is a divide by zero error or if you have used the wrong function (eg #DIV/0! or #VALUE!)."
			Else
				ErrorMsg = "The objective cell does not appear to contain a numeric value."
			EndIf
		EndIf	
		If Len(ErrorMsg) &gt; 0 Then
			If AllowNonNumericIfNotConstant Then
				If Not ProperPrecedents(ObjRange) Is Nothing Then
					If Not Intersect(ProperPrecedents(ObjRange), AdjustableCells) Is Nothing Then
						GoTo DontRaise
					EndIf
				EndIf
			EndIf
			ErrorMsg = _
				ErrorMsg &amp; vbNewLine &amp; vbNewLine &amp; _
				IIf(AllowNonNumericIfNotConstant, "This can happen if you have made an error when constructing the model.", _
												  "This can happen if your model is nonlinear, or if you have made an error when constructing the model.") &amp; _
				" Please fix this and try again."
			RaiseUserError ErrorMsg
		EndIf
	EndIf
DontRaise:
	GetCurrentObjectiveValue = ObjValue
	
ExitFunction:
	If RaiseError Then RethrowError
	Exit Function
	
ErrorHandler:
	If Not ReportError("COpenSolver", "GetCurrentObjectiveValue") Then Resume
	RaiseError = True
	GoTo ExitFunction
End Function

Sub CheckCurrentConstraintFeasible(LHSValues As Variant, RHSValues As Variant, rel As RelationConsts, constraint As Long)
	' Check if the current solution is valid for this constraint
	On Error GoTo Invalid
	
	Dim i As Long, j As Long, LHSValue As Double, RHSValue As Double, value As Double
	For i = 1 To UBound(LHSValues, 1)
		For j = 1 To UBound(LHSValues, 2)
			LHSValue = LHSValues(i, j)
			If RHSType(constraint) &lt;&gt; SolverInputType.MultiCellRange Then
				RHSValue = RHSValues
			ElseIf UBound(LHSValues, 1) = UBound(RHSValues, 1) Then
				RHSValue = RHSValue(i, j)
			Else
				RHSValue = RHSValues(j, i)
			EndIf
			
			value = RHSValue - LHSValue
			If (rel = RelationEQ And Abs(value) &gt; EPSILON) Or _
			   (rel = RelationGE And value &gt; EPSILON) Or _
			   (rel = RelationLE And value &lt; -EPSILON) Then
			   GoTo Invalid
			EndIf
		Next j
	Next i
	Exit Sub
Invalid:
	InitialSolutionIsValid = False
End Sub

Sub CheckCurrentVariablesFeasible(ShouldSolveRelaxation As Boolean)
	Dim i As Long, RoundedValue As Double, bound As Double
	For i = 1 To NumVars
		' Check value is integral if discrete
		If VarCategory(i) &lt;&gt; VarContinuous And Not ShouldSolveRelaxation Then
			' If the starting value is not integer, solution is invalid.
			' Otherwise round starting value to ensure feasibility
			RoundedValue = Round(VarInitialValue(i))
			If Abs(VarInitialValue(i) - RoundedValue) &lt;= EPSILON Then
				VarInitialValue(i) = RoundedValue
			Else
				GoTo Invalid
			EndIf
		EndIf
		
		' Check bounds - we have already invalidated anything that violates these in the constraint validation
		' However, we go through them again because we can now adjust variables that are only just infeasible
		
		' Check lower bounds
		If VarLowerBounds.Exists(VarName(i)) Or VarCategory(i) = VarBinary Or AssumeNonNegativeVars Then
			If VarLowerBounds.Exists(VarName(i)) And VarCategory(i) &lt;&gt; VarBinary Then
				bound = VarLowerBounds.Item(VarName(i))
			Else
				bound = 0
			EndIf
			If VarInitialValue(i) &gt;= bound - EPSILON Then
				' Make sure the bound is strictly satisfied
				If VarInitialValue(i) &lt; bound Then
					VarInitialValue(i) = bound
				EndIf
			Else
				GoTo Invalid
			EndIf
		EndIf
		
		' Check upper bounds
		If VarUpperBounds.Exists(VarName(i)) Or VarCategory(i) = VarBinary Then
			If VarCategoru(i) = VarBinary Then
				bound = 1
			Else
				bound = VarUpperBounds.Item(VarName(i))
			EndIf
			
			If VarInitialValue(i) &lt;= bound + EPSILON Then
				' Make sure the bound is strictly satisfied
				If VarInitialValue(i) &gt; bound Then
					VarInitialValue(i) = bound
				EndIf
			Else
				GoTo Invalid
			Endif
		EndIf
	Next i
	Exit Sub
Invalid:
	InitialSolutionIsValid = False
End Sub

Sub BuildModelFromSolverData(Optional LinearityOffset As Double, _
							 Optional ShouldCheckLinearity As Boolean, _
							 Optional ShouldMinimiseUserInteraction As Boolean, _
							 Optional ShouldSolveRelaxation As Boolean, _
							 Optional modelSheet As Object, Optional modelBook)
	GetActiveSheetIfMissing modelSheet, modelBook
	If IsMissing(LinearityOffset) Then LinearityOffset = 0
	If IsMissing(ShouldCheckLinearity) Then ShouldCheckLinearity = False
	If IsMissing(ShouldSolveRelaxation) Then ShouldSolveRelaxation = False
	If IsMissing(ShouldMinimiseUserInteraction) Then ShouldMinimiseUserInteraction = False

	Dim RaiseError As Boolean
	RaiseError = False
	On Error GoTo ErrorHandler
	
	SolveStatus = OpenSolverResult.Unsolved
	SolveStatusString = "Unsolved"
	SolveStatusComment = vbNullString
	SolutionWasLoaded = False
	ModelStatus = Unitialized
	
	MinimiseUserInteraction = ShouldMinimiseUserInteraction
	
	' Change to manual calculation mode
	Dim oldCalculationMode As Long
	OldCalculationMode = Application.Calculation
	Application.Calculation = xlCalculationManual
	
	Dim ScreenStatus As Boolean
	ScreenStatus = Application.ScreenUpdating
	Application.ScreenUpdating = False
	
	Application.Cursor = xlWait
	
	Dim StartTimeOfBuild As Single, StartDateTimeOfBuild As Date
	Dim EndTimeOfBuild As Single, EndDateTimeOfBuild As Date
	StartTimeOfBuild = Timer ' Warning: This goes back to zero at midnight!
	StartDateTimeOfBuild = Now()
	
	Application.EnableCancelKey = xlErrorHandler
	
	Set sheet = modelSheet
	Set libreBook = modelBook
	
	' Find the Solver
	Set Solver = CreateSolver(GetChosenSolver(sheet))
	LastUsedSolver = Solver.ShortName
	
	'--------------------------------------------------------------------------
    ' ADJUSTABLE CELLS SETUP
    
    ' Remove any overlap
    Set AdjustableCells = GetDecisionVariablesNoOverlap(sheet)
	' Handle any merged ranges
	Dim BadCell As Range
	If Not CheckRangeContainsNoAmbiguousMergedCells(AdjustableCells, BadCell) Then
		RaiseUserError "This model contains a decision variable " &amp; BadCell.AddressLocal(RowAbsolute:=False, ColumnAbsolute:=False) &amp; " that is inaccessable as it is within the merged range " &amp; BadCell.MergeArea.AddressLocal(RowAbsolute:=False, ColumnAbsolute:=False) &amp; ". Please redefine the decision variable cells, and try again."
	EndIf
	' Check we have any cells after all this
	NumVars = AdjustableCells.Count
	If NumVars &lt; 1 Then
		RaiseUserError "There are no decision variable cells in this model, and so the model cannot be solved."
	EndIf
	
	' Variable initialization
	ReDim pVarName(1 To NumVars) As String
	ReDim pVarInitialValue(1 To NumVars) As Double
	ReDim pVarCategory(1 To NumVars) As VariableType
	Set VarNameToIndex = New Collection
	InitialSolutionIsValid = True
	
	Dim AdjCell As Range, i As Long
	i = 1
	For Each AdjCell In AdjustableCells
		VarName(i) = GetCellName(AdjCell)
		VarCategory(i) = VariableType.VarContinuous
		VarNameToIndex.Add Item:=i, Key:=VarName(i)
		' Try to get the starting value, if we can't the starting solution is invalid
		On Error Resume Next
		VarInitial(i) = AdjCell.Value2
		If Err.Number &lt;&gt; 0 Then InitialSolutionIsValid = False
		On Error GoTo ErrorHandler
		i = i + 1
	Next AdjCell
	
	' Reset the cell values to catch protected sheets
	TestCellsForWriting AdjustableCells
	
	' Initial sheet calculation
	If Not ForceCalculate("Warning: The initial worksheet calculation did not complete, and so the model may not be generated correctly. Would you like to try again?", MinimiseUserInteraction) Then
		On Error GoTo ErrorHandler
		RaiseGeneralError "Calculation failed. The model has not been built so cannot be solved."
	EndIf
	
	'--------------------------------------------------------------------------
    ' OBJECTIVE SETUP
    ObjectiveSense = GetObjectiveSense(sheet)
    ObjectiveTargetValue = GetObjectiveTargetValue(sheet)
    Set ObjRange = GetObjectiveFunctionCell(sheet, Validate:=True)
	' Check that objective is not a non-numeric constant
	GetCurrentObjectiveValue AllowNonNumericIfNotConstant:=True

	'--------------------------------------------------------------------------
    ' MODEL OPTIONS SETUP
    AssumeNonNegativeVars = GetNonNegativity(sheet)
    ShowIterationResults = GetShowSolverProgress(sheet)
    
    ' Collate all solver parameters (ours and user-defined)
    Set SolverParameters = GetSolverParametersDict(Solver, sheet)
    
    ' Check for Solver's "Ignore Integer Constraints" option unless solving relaxation
    If Not ShouldSolveRelaxation Then
    	' If we are in Excel 2010 or newer, and the user has set "Ignore Integer Constraints", then we report an error
    	If Val(Application.Version) &gt;= 14 And GetIgnoreIntegerConstraints(sheet) Then
    		If MinimiseUserInteraction Then
    			RaiseUserError "You have the Solver option 'ignore integer constraints' turned on. Please turn this off in the Solver (not OpenSolver) options menu and then solve with OpenSolver again or choose OpenSolver's solve relaxed model option"
    		ElseIf Not MsgBox("You have the 'Ignore integer constraints' option enabled in Solver, so OpenSolver cannot proceed with solving. You can either disable this option, or use the 'Solve Relaxation' option in the OpenSolver menu. Would you like OpenSolver to disable this option and proceed?", vbCritical + vbYesNo + vbDefaultButton1, "OpenSolver Warning") = vbNo Then
    			SetIgnoreIntegerConstraints False, sheet
    		Else
    			' Already confirmed abort by user
    			RaiseUserCancelledError
    		EndIf
    	EndIf
    EndIf
    
    '--------------------------------------------------------------------------
    ' CONSTRAINTS SETUP
    NumConstraints = GetNumConstraints(sheet)
    UpdateStatusBar "OpenSolver: Setting Up Problem... " &amp; NumVars &amp; " vars, " &amp; NumConstraints &amp; " Solver consntraints", True
	' Set up arrays to be the correct size. We allow no constraints!
	If NumConstraints &gt; 0 Then
		ReDim pLHSType(NumConstraints) As SolverInputType
		ReDim pLHSRange(NumConstraints) As Range
		ReDim pRelation(NumConstraints) As RelationConsts
		ReDim pRHSType(NumConstraints) As SolverInputType
		ReDim pRHSRange(NumConstraints) As Range
		ReDim pRHSFormula(NumConstraints) As String
		ReDim pRHSConstant(NumConstraints) as Double
		ReDim pConstraintSummary(NumConstraints) As String
		ReDim ConstraintToRow(NumConstraints) As Long
		ReDim RowCount(NumConstraints) As Long
	EndIf
	Set VarLowerBounds = New Dictionary
	Set VarUpperBounds = New Dictionary
	ReDim pRowSetsBound(1)
	
	NumRows = 0
	Dim constraint As Long, row As Long
	row = 1
	' Iterate through each solver constraint
	For constraint = 1 To NumConstraints
		UpdateStatusBar "OpenSolver: Setting Up Constraints... " &amp; NumVars &amp; " vars, " &amp; constraint &amp; "/" &amp; NumConstraints * " Solver constraints"
		
		' LEFT HAND SIDE
		Dim rangeLHS As Range, sRefersToLHS As String
		Set rangeLHS = GetConstraintLhs(constraint, sheet, Validate:=True, RefersTo:=sRefersToLHS)
		Dim LHSCount As Long
		LHSCount = rangeLHS.Count
		
		' RELATIONSHIP
		Dim rel As RelationConsts
		rel = GetConstraintRel(constraint, sheet)
		Relation(constraint) = rel
		
		Select Case rel
		Case RelationINT, RelationBIN
			' Check that they haven't set as integer or binary something that is not a decision variable...
			Dim intersection As Range
			Set intersection = Intersect(rangeLHS, AdjustableCells)
			If intersection Is Nothing Then
				' The cells are not all decision variables
				On Error GoTo ErrorHandler
				RaiseUserError "A range of cells are specified as bin or int that are not decision variables. OpenSolver does not support this."
			EndIf
			If intersection.Count = rangeLHS.Count Then
				If rel = RelationINT Then
					Set IntegerCellsRange = ProperUnion(IntegerCellsRange, rangeLHS)
				Else
					Set BinaryCellsRange = ProperUnion(BinaryCellsRange, rangeLHS)
				EndIf
			Else
				' The cells are not all decision variables
				On Error GoTo ErrorHandler
				RaiseUserError "Unable to find a cell specified as bin or int in the decision variables."
			EndIf
			' This constraint does not relate to any new rows, so mark it
            ' with a dummy entry. row = same value as we get for the
            ' next entry, so this refers to no rows.
            ConstraintToRow(constraint) = row
        ' RIGHT HAND SIDE
        Case RelationGE, RelationLE, RelationEQ
        	' The constraint is a full equation with a RHS
        	Dim valRHS As Double, rangeRHS As Range, sRefersToRHS As String, RHSRefersToFormula As Boolean
			Set rangeRHS = GetConstraintRhs(constraint, sRefersToRHS, valRHS, RHSRefersToFormula, sheet)
		
			ConstraintSummary(constraint) = StripWorksheetNameAndDollars(sRefersToLHS, sheet) &amp; _
											" " &amp; RelationEnumToString(rel) &amp; " " &amp; _
											StripWorksheetNameAndDollars(sRefersToRHS, sheet)
			Dim RHSCount As Long
			If Not rangeRHS Is Nothing Then
				RHSCount = rangeRHS.Count
			Else
				RHSCount = 1
			EndIf
			
			' Check we have a compatible constraint system.
			If (LHSCount &lt;&gt; 1 And RHSCount &lt;&gt; 1) And (LHSCount &lt;&gt; RHSCount) Then
				On Error GoTo ErrorHandler
				RaiseUserError "The constraint '" &amp; ConstraintSummary(constraint) &amp; "' has a different cell count on the left and the right. The model cannot be built."
			EndIf
			
			' Store left hand side:
			Set LHSRange(constraint) = rangeLHS
			LHSType(constraint) = IIf(LHSCount = 1, SolverInputType.SingleCellRange, SolverInputType.MultiCellRange)
		
			' Store right hand side:
			If Not rangeRHS Is Nothing Then
				Set RHSRange(constraint) = rangeRHS
				RHSType(constraint) = IIf(RHSCount = 1, SolverInputType.SingleCellRange, SolverInputType.MultiCellRange)
			ElseIf RHSRefersToFormula Then
				' Store the formula internally as a string
				RHSFormula(constraint) = sRefersToRHS
				RHSType(constraint) = SolverInputType.Formula
			Else
				' Store a constant
				RHSFormula(constraint) = sRefersToRHS
				RHSType(constraint) = SolverInputType.constant
				RHSConstant(constraint) = valRHS
			EndIf
			
			' Check that all constant values are numeric
			' We allow non-numeric values that might later change with the variable cells
			Dim LHSValues As Variant
			Dim RHSValues As Variant
			GetCurrentConstraintValues constraint, LHSValues, RHSValues, AllowNonNumericIfNotConstant:=True
			' Check if the constraint is satisfied (unless we already know the solution is invalid)
			If InitialSolutionIsValid Then
				CheckCurrentConstraintFeasible LHSValues, RHSValues, rel, constraint
			EndIf
			
			' Check if this constraint applies any bounds on decision variable
			If LHSCount = 1 Then
				' Single LHS, single RHS
				ApplyBounds row, rel, rangeLHS, rangeRHS, valRHS, RHSRefersToFormula
			Else
				Dim CurRow As Long
				If RHSCount &gt; 1 Then
					' Multiple LHS, multiple RHS
					For CurRow = 1 To LHSCount
						ApplyBounds row + curRow - 1, rel, rangeLHS(CurRow), rangeRHS(CurRow), valRHS, RHSRefersToFormula
					Next CurRow
				Else
					' multiple LHS, single RHS
					For CurRow = 1 To LHSCount
						ApplyBounds row + CurRow - 1, rel, rangeLHS(CurRow), rangeRHS, valRHS, RHSRefersToFormula
					Next CurRow
				EndIf
			EndIf
			
			' Store the row/constraint information
			RowCount(constraint) = LHSCount
			ConstraintToRow(constraint) = row
			row = row + LHSCount
		Case Else
			' Don't allow 'alldiff' from Excel 2010 or any other weird things
			On Error GoTo ErrorHandler
			RaiseGeneralError "Unrecognised relationship for constraint " &amp; ConstraintSummary(constraint)
		End Select
	Next constraint
	NumRows = row - 1
	
	If NumRows &gt; 0 Then
		' Make the row to constraint mapping
		ReDim pRowToConstraint(NumRows) As Long
		row = 0
		For constraint = 1 To NumConstraints
			For i = 1 To RowCount(constraint)
				RowToConstraint(row + i) = constraint
			Next i
			row = row + RowCount(constraint)
		Next constraint
	EndIf
	
	' Binary trumps integer, so remove all overlap
	Set IntegerCellsRange = SetDifference(IntegerCellsRange, BinaryCellsRange)
	
	Dim RoundedValue As Long
	If Not IntegerCellsRange Is Nothing Then
		Me.NumIntVars = IntegerCellsRange.Count
		For Each AdjCell In IntegerCellsRange
			VarCategory(VarNameToIndex(GetCellName(AdjCell))) = VarInteger
		Next AdjCell
	EndIf
	If Not BinaryCellsRange Is Nothing Then
		Me.NumBinVars = BinaryCellsRange.Count
		For Each AdjCell In BinaryCellsRange
			Me.VarCategory(VarNameToIndex(GetCellName(AdjCell))) = VarBinary
		Next AdjCell
	EndIf
	Me.NumDiscreteVars = Me.NumIntVars + Me.NumBinVars
	
	' Check whether variables are within bounds and discrete if needed
	CheckCurrentVariablesFeasible ShouldSolveRelaxation
	
	If NumRows &gt; 0 Then
		ReDim Preserve pRowSetsBound(NumRows)
	EndIf
	
	'Set up extra model info depending on the solver
	Select Case Solver.ModelType
	Case Diff
		If NumRows &gt; 0 Then
			ReDim Preserve pSparseA(NumRows) As CIndexedCoeffs
			ReDim pRHS(NumRows) As Double
		EndIf
		ReDim pCostCoeffs(NumVars) As Double
		
		Set DiffModel = New CModelDiff
		If Not DiffModel.ProcessSolverModel(Me, LinearityOffset, ShouldCheckLinearity) Then GoTo ExitSub
	Case Parsed
		' Parse spreadsheet and build model
		Set ParsedModel = New CModelParsed
		If Not ParsedModel.ProcessSolverModel(Me) Then GoTo ExitSub
	End Select
	
	ModelStatus = Built
	EndTimeOfBuild = Timer
	EndDateTimeOfBuild = Now()
	SecondsTakenToBuildModel = DateDiff("s", StartDateTimeOfBuild, EndDateTimeOfBuild)
	TimeTakenToBuildModel = EndTimeOfBuild - StartTimeOfBuild
	
ExitSub:
	Application.Cursor = xlDefault
	Application.StatusBar = False
	Application.ScreenUpdating = ScreenStatus
	Application.Calculation = oldCalculationMode
	If RaiseError Then RethrowError
	Exit Sub
ErrorHandler:
	If Not ReportError("COpenSolver", "BuildModelFromSolverData") Then Resume
	RaiseError = True
	GoTo ExitSub
End Sub

Sub ApplyBounds(row As Long, rel As Long, LHS As Range, RHS As Range, RHSValue As Double, RHSRefersToFormula As Boolean)
	' Determines whether the current LHS and RHS should be applied as a bound

	' Excel 2007 requires the following conditions to be met for a user-supplied lower bound to exist
    '  The LHS range includes a decision variable directly (not via a formula referring to the decision var).
    '  The RHS is either: a constant, or: a (single or multicell) range that containing a constant or a formula. The RHS may not
    '  be specified as a formula (even one evaluating to a constant)
    ' Note: Excel 2010 seems a bit different in that the WHOLE LHS range must be decision variables. We adopt the 2007 behaviour
    ' Note: A constraint of the form 'range &lt;= decision var' does NOT count as a lower bound; the decision var MUST be in the LHS

	Dim RaiseError As Boolean
	RaiseError = False
	On Error GoTo ErrorHandler
	
	If rel &lt;&gt; RelationGE And rel &lt;&gt; RelationLE Then GoTo ExitSub
	
	' Following Solver, we don't apply formulae as lower bounds, even if constant
	If RHSRefersToFormula Then GoTo ExitSub
	
	' Check if LHS cell is a variable cell
	If Intersect(LHS, AdjustableCells) Is Nothing Then GoTo ExitSub
	
	If Not RHS Is Nothing Then
		If IsNumeric(RHS.value) Then
			If Not RHS.HasFormula Then
				' The RHS range is a constant - apply a bound
				UpdateBound row, GetCellName(LHS), CDbl(RHS.Value), rel
			Else
				' The RHS range is a formula, check if this depends on the decision vars
				' Will raise an error is no precedents are found (e.g. if they are on another sheet)
				If Intersect(RHS.Precedents, AdjustableCells) Is Nothing Then
					UpdateBound row, GetCellName(LHS), CDbl(RHS.value), rel
				EndIf
			EndIf
		EndIf
	Else
		' The RHS is a numeric constant - apply a bound
		UpdateBound row, GetCellName(LHS), RHSValue, rel
	EndIf
	
ExitSub:
	If RaiseError Then RethrowError
	Exit Sub
	
ErrorHandler:
	' Ignore a 'No cells were found' precedents error
	If Err.Number = 1004 Then
		GoTo ExitSub
	EndIf
	
	If Not ReportError("COpenSolver", "ApplyBounds") Then Resume
	RaiseError = True
	GoTo  ExitSub
End Sub

Sub UpdateBound(row As Long, VarName As String, bound As Double, rel As Long)
	Dim RaiseError As Boolean
	RaiseError = False
	On Error GoTo ErrorHandler
	
	' Only GE constraints can provide lower bounds
	If rel = RelationGE Then
		' Remove existing lower bound on variable if our new one is better
		If VarLowerBounds.Exists(VarName) Then
			VarLowerBounds.Item(VarName) = Max(bound, VarLowerBounds.Item(VarName))
		Else
			VarLowerBounds.Add Item:=bound, Key:=VarName
		EndIf
	' Only LE constraints can provide upper bounds
	ElseIf re = RelationLE Then
		' Remove existing upper bound on variable if our new one is better
		If VarUpperBounds.Exists(VarName) Then
			VarUpperBounds.Item(VarName) = Min(bound, VarUpperBounds.Item(VarName))
		Else
			VarUpperBounds.Add Item:=bound, Key:=VarName
		EndIf
	EndIf
	
	' Track that this constraint row applies a bound
	If UBound(pRowSetsBound) &lt; row Then ReDim Preserve pRowSetsBound(row)
	RowSetsBound(row) = True
	
ExitSub:
	If RaiseError Then RethrowError
	Exit Sub
	
ErrorHandler:
	If Not ReportError("COpenSolver", "UpdateBound") Then Resume
	RaiseError = True
	GoTo ExitSub
End Sub
</script:module>
</file>

<file path=Basic/ClassModules/CSolverCbc.xml><?xml version="1.0" encoding="utf-8"?>
<!DOCTYPE module  PUBLIC '-//OpenOffice.org//DTD OfficeDocument 1.0//EN'  'module.dtd'>
<script:module xmlns:script="http://openoffice.org/2000/script" script:name="CSolverCbc" script:language="StarBasic" script:moduleType="normal">REM  *****  BASIC  *****
Option Compatible
Option ClassModule
Option VBAsupport 1

Implements ISolver
Implements ISolverLocal
Implements ISolverLocalExec
Implements ISolverLinear
Implements ISolverFile

Private Const pTitle = "COIN-OR CBC (Linear solver)"
Private Const pDesc = "The COIN Branch and Cut solver (CBC) is the default solver for OpenSolver and is an open-source mixed-integer program (MIP) solver written in C++. CBC is an active open-source project led by John Forrest at www.coin-or.org."
Private Const pLink = "http://www.coin-or.org/Cbc/cbcuserguide.html"
Private Const pName = "CBC"
Private Const pShortName = "CBC"
'FIXME: FIGURE OUT OPERATING SYSTEM SPECIFIC FUNCTIONS
'Private Const pExecName = "cbc" &amp; ExecExtension
'Private Const pScriptFile = "cbc" &amp; ScriptExtension

Private Const pSensitivityAnalysisAvailable = True

Private Const pCostRangesFile = "costranges.txt"
Private Const pRHSRangesFile = "rhsranges.txt"
'Private Const pFileType = OpenSolver_FileType.LP
'Private Const pModelType = OpenSolver_ModelType.Diff

Private Const pIterationLimitName = "maxIteration"
Private Const pTimeLimitName = "seconds"
Private Const pToleranceName = "ratioGap"

' ISolver

Private Property Get ISolver_Name() As String
	ISolver_Name = pName
End Property

Private Property Get ISolver_ShortName() As String
	ISolver_ShortName = pShortName
End Property

Private Property Get ISolver_Title() As String
	ISolver_Title = pTitle
End Property

Private Property Get ISolver_Desc() As String
	ISolver_Desc = pDesc
End Property

Private Property Get ISolver_Link() As String
	ISolver_Link = pLink
End Property

Private Property Get ISolver_IterationLimitName() As String
	ISolver_IterationLimitName = pIterationLimitName
End Property

Private Property Get ISolver_PrecisionName() As String
End Property

Private Property Get ISolver_TimeLimitName() As String
	ISolver_TimeLimitName = pTimeLimitName
End Property

Private Property Get ISolver_ToleranceName() As String
	ISolver_ToleranceName = pToleranceName
End Property

Private Property Get ISolver_ModelType() As OpenSolver_ModelType
	ISolver_ModelType = pModelType
End Property

Private Sub ISolver_CleanFiles()
	CleanFiles
End Sub

Private Sub ISolver_CheckLog(s As COpenSolver)
	CheckLog s
End Sub

' ISolverLocal

Private Property Get ISolverLocal_Version() As String
	ISolverLocal_Version = Version()
End Property

Private Property Get ISolverLocal_Bitness() As String
	SolverIsPresent Me, Bitness:=ISolverLocal_Bitness
End Property

' ISolverLocalExec

Private Property Get ISolverLocalExec_ExecName() As String
	ISolverLocalExec_ExecName = pExecName
End Property

Private Function ISolverLocalExec_GetExecPath(Optional errorString As String, Optional Bitness As String) As String
	ISolverLocalExec_GetExecPath = SolverExecPath(Me, errorString, Bitness)
End Function

Private Function ISolverLocalExec_CreateSolveCommand(s As COpenSolver) As String
	ISolverLocalExec_CreateSolveCommand = CreateSolveCommand(s)
End Function

' ISolverLinear

Private Property Get ISolverLinear_SensitivityAnalysisAvailable() As Boolean
	ISolverLinear_SensitivityAnalysisAvailable = pSensitivityAnalysisAvailable
End Property

' ISolverFile

Private Sub ISolverFile_ReadResults(s As COpenSolver, Optional solution As String)
	ReadResults s
End Sub

Private Property Get ISolverFile_FileType() As OpenSolver_FileType
	ISolverFile_FileType = pFileType
End Property

' Methods
'FIXME: FINISH AND FIXME
'Private Function Version() As String
'	' Get CBC version by running 'cbc -exit' at command line
'	Dim RaiseError As Boolean
'	RaiseError = False
'	On Error GoTo ErrorHandler
'	
'	Dim SolverPath As String
'	If Not SolverIsPresent(Me, SolverPath) Then
'		Version = vbNullString
'		GoTo ExitFunction
'	EndIf
'	
'	Dim result As String
'	result = ExecCapture(MakePathSafe(SolverPath) &amp; " -exit")
'	Version = Mid(result, InStr(result, "Version:") + 9, 5)
'
'ExitFunction:
'	If RaiseError Then RethrowError
'	Exit Function
'	
'ErrorHandler:
'	If Not ReportError("CSolverCbc", "Version") Then Resume
'	RaiseError = True
'	GoTo ExitFunction
'End Function

Private Sub CleanFiles()
	DeleteFileAndVerify CostRangesFilePath()
	DeleteFileAndVerify RHSRangesFilePath()
	DeleteFileAndVerify ScriptFilePath()
End Sub
</script:module>
</file>

<file path=Basic/ClassModules/Dictionary.xml><?xml version="1.0" encoding="utf-8"?>
<!DOCTYPE module  PUBLIC '-//OpenOffice.org//DTD OfficeDocument 1.0//EN'  'module.dtd'>
<script:module xmlns:script="http://openoffice.org/2000/script" script:name="Dictionary" script:language="StarBasic" script:moduleType="normal">REM  *****  BASIC  *****

Sub Main

End Sub
</script:module>
</file>

<file path=Basic/ClassModules/ISolver.xml><?xml version="1.0" encoding="utf-8"?>
<!DOCTYPE module  PUBLIC '-//OpenOffice.org//DTD OfficeDocument 1.0//EN'  'module.dtd'>
<script:module xmlns:script="http://openoffice.org/2000/script" script:name="ISolver" script:language="StarBasic" script:moduleType="normal">REM  *****  BASIC  *****
Option Compatible
Option ClassModule
Option VBAsupport 1

Public Property Get Name() As String
	' Human-readable name of the solver being used
	' NEOS solvers should use the actual name of the solver
End Property

Public Property Get ShortName() As String
	' Short code for the solver
	' Should match the names in GetAvailableSolvers()
End Property

Public Property Get Title() As String
	' Short title string for solver change form
	' Solver name and type
End Property

Public Property Get Desc() As String
	' Description for solver change form
End Property

Public Property Get Link() As String
	' Hyperlink for solver change form
End Property

Public Property Get IterationLimitName() As String
	' Name of parameter controlling iteration limit
	' Leave empty to mark unavailable
End Property

Public Property Get PrecisionName() As String
	' Name of parameter controlling precision
	' Leave empty to mark unavailable
End Property

Public Property Get TimeLimitName() As String
	' Name of parameter controlling precision
	' Leave empty to mark unavailable
End Property

Public Property Get ToleranceName() As String
	' Name of parameter controlling tolerance
	' Leave empty to mark unavailable
End Property

Public Property Get ModelType() As OpenSolver_ModelType
End Property

Public Sub CleanFiles()
End Sub

Public Sub CheckLog(s As COpenSolver)
End Sub
</script:module>
</file>

<file path=Basic/ClassModules/ISolverFile.xml><?xml version="1.0" encoding="utf-8"?>
<!DOCTYPE module  PUBLIC '-//OpenOffice.org//DTD OfficeDocument 1.0//EN'  'module.dtd'>
<script:module xmlns:script="http://openoffice.org/2000/script" script:name="ISolverFile" script:language="StarBasic" script:moduleType="normal">REM  *****  BASIC  *****
Option Compatible
Option ClassModule
Option VBAsupport 1

' Solver uses a model file to solve

Public Sub ReadResults(s As COpenSolver, Optional solution As String)
End Sub

Public Property Get FileType() As OpenSolver_FileType
End Property
</script:module>
</file>

<file path=Basic/ClassModules/ISolverLinear.xml><?xml version="1.0" encoding="utf-8"?>
<!DOCTYPE module  PUBLIC '-//OpenOffice.org//DTD OfficeDocument 1.0//EN'  'module.dtd'>
<script:module xmlns:script="http://openoffice.org/2000/script" script:name="ISolverLinear" script:language="StarBasic" script:moduleType="normal">REM  *****  BASIC  *****
Option Compatible
Option ClassModule
Option VBAsupport 1

Public Property Get SensitivityAnalysisAvailable() As Boolean
End Property

Sub WriteConstraintSensitivityTable(sheet As Object, s As COpenSolver)
	' Writes out the sensitivity table on a new page (like the solver sensitivity report)
	Dim RaiseError As Boolean
	RaiseError = False
	On Error GoTo ErrorHandler
	
	Dim Column As Long, row As Long, i As Long
	
	sheet.Cells(1,1) = "OpenSolver Sensitivity Report - " &amp; s.Solver.ShortName
	sheet.Cells(2,1) = "Worksheet: [" &amp; sheet.Parent.Name &amp; "] " &amp; sheet.Name
	sheet.Cells(3,1) = "Report Created: " &amp; Now()
	
	Column = 2
	row = 6
	
	Dim sheetName As String
	sheetName = sheet.Name
	
	sheet.Cells(row-1, Column-1) = "Decision Variables"
	
	Dim headings() As Variant
	headings = Array("Cells", "Name", "Final Value", "Reduced Costs", "Objective Value", "Allowable Increase", "Allowable Decrease")
	sheet.Cells(row, Column).Resize(1, UBound(headings) - LBound(headings) + 1).value = headings
	
	Dim CostVector() As Double
	CostVector = s.CostCoeffs.AsVector(s.NumVars)
	
	row = row + 1
	
	'put the values into the variable table
	For i = 1 To s.NumVars
		sheet.Cells(row, Column) = s.VarCellName(i)
		sheet.Cells(row, Column + 2) = ZeroIfSmall(s.VarFinalValue(i))
		sheet.Cells(row, Column + 3) = ZeroIfSmall(s.VarReducedCost(i))
		sheet.Cells(row, Column + 4) = ZeroIfSmall(CostVector(i))
		sheet.Cells(row, Column + 5) = ZeroIfSmall(s.VarIncrease(i))
		sheet.Cells(row, Column + 6) = ZeroIfSmall(s.VarDecrease(i))
		sheet.Cells(row, Column + 1) = findName(s.sheet, s.VarCellName(i))
		row = row + 1
	Next i
	
	row = row + 2
	
	headings(LBound(headings) + 3) = "Shadow Price"
	headings(LBound(headings) + 4) = "RHS Value"
	
	' Headings for constraint table
	sheet.Cells(row - 1, Column - 1) = "Constraints"
	sheet.Cells(row, Column).Resize(1, UBound(headings) - LBound(headings) + 1).value = headings
	
	row = row + 1
	
	' Values for constraint table
	For i = 1 To s.NumRows
		sheet.Cells(row, Column + 2) = ZeroIfSmall(s.ConFinalValue(i))
		sheet.Cells(row, Column + 3) = ZeroIfSmall(s.ConShadowPrice(i))
		sheet.Cells(row, Column + 4) = ZeroIfSmall(s.RHS(i))
		sheet.Cells(row, Column + 5) = ZeroIfSmall(s.ConIncrease(i))
		sheet.Cells(row, Column + 6) = ZeroIfSmall(s.ConDecrease(i))
		sheet.Cells(row, Column + 1) = findName(s.sheet, s.VarCellName(i))
		row = row + 1
	Next i
	
	row = row + 2
	
	headings(LBound(headings) + 3) = "Shadow Price"
	headings(LBound(headings) + 4) = "RHS Value"
	
	'Headingsfor constraint table
	sheet.Cells(row - 1, Column - 1) = "Constraints"
	sheet.Cells(row, Column).Resize(1, UBound(headings) - LBound(headings) + 1).value = headings
	
	row = row + 1
	
	'Values for constraint table
	For i = 1 To s.NumRows
		sheet.Cells(row, Column + 2) = ZeroIfSmall(s.ConFinalValue(i))
		sheet.Cells(row, Column + 3) = ZeroIfSmall(s.ConShadowPrice(i))
		sheet.Cells(row, Column + 4) = ZeroIfSmall(s.RHS(i))
		sheet.Cells(row, Column + 5) = ZeroIfSmall(s.ConIncrease(i))
		sheet.Cells(row, Column + 6) = ZeroIfSmall(s.ConDecrease(i))
		
		Dim constraint As Long, instance As Long
		constraint = s.RowToConstraint(i)
		instance = s.GetConstraintInstance(i, constraint)
		
		Dim LHSCellRange As Range, RHSCellRange As Range, RHSstring As String
		s.GetConstraintInstanceData constraint, instance, LHSCellRange, RHSCellRange, RHSstring
		If Not RHSCellRange Is Nothing Then
			RHSstring = RHSCellRange.AddressLocal(RowAbsolute:=False, ColumnAbsolute:=False)
		Else
			RHSstring = ConvertToCurrentLocale(StripWorksheetNameAndDollars(RHSstring, s.sheet))
		EndIf
		Dim summary As String
		summary = LHSCellRange.AddressLocal(RowAbsolute:=False, ColumnAbsolute:=False) &amp; _
				  RelationEnumToString(s.Relation(constraint)) &amp; RHSstring
		'Cell Range for each constraint
		sheet.Cells(row, Column).value = summary
		'Finds the nearest name for the constraint
		sheet.Cells(row, Column + 1) = findName(s.sheet, LHSCellRange.AddressLocal(RowAbsolute:=False, ColumnAbsolute:=False))
		row = row + 1
	Next i
	
	'Format the sensitivity table
	FormatSensitivityTable sheet, row, s.NumVars
	
ExitSub:
	If RaiseError Then RethrowError
	Exit Sub
	
ErrorHandler:
	If Not ReportError("SolverModelDiff", "WriteConstraintSensitivityTable") Then Resume
	RaiseError = True
	GoTo ExitSub
End Sub
</script:module>
</file>

<file path=Basic/ClassModules/ISolverLocal.xml><?xml version="1.0" encoding="utf-8"?>
<!DOCTYPE module  PUBLIC '-//OpenOffice.org//DTD OfficeDocument 1.0//EN'  'module.dtd'>
<script:module xmlns:script="http://openoffice.org/2000/script" script:name="ISolverLocal" script:language="StarBasic" script:moduleType="normal">REM  *****  BASIC  *****
Option Compatible
Option ClassModule
Option VBAsupport 1

Public Property Get Version() As String
End Property

Public Property Get Bitness() As String
End Property
</script:module>
</file>

<file path=Basic/ClassModules/ISolverLocalExec.xml><?xml version="1.0" encoding="utf-8"?>
<!DOCTYPE module  PUBLIC '-//OpenOffice.org//DTD OfficeDocument 1.0//EN'  'module.dtd'>
<script:module xmlns:script="http://openoffice.org/2000/script" script:name="ISolverLocalExec" script:language="StarBasic" script:moduleType="normal">REM  *****  BASIC  *****
Option Compatible
Option ClassModule
Option VBAsupport 1

Public Function GetExecPath(Optional errorString As String, Optional Bitness As String) As String
End Function

Public Property Get ExecName() As String
End Property

Public Function CreateSolveCommand(s As COpenSolver) As String
End Function
</script:module>
</file>

<file path=Basic/ClassModules/script-lb.xml><?xml version="1.0" encoding="utf-8"?>
<!DOCTYPE library  PUBLIC '-//OpenOffice.org//DTD OfficeDocument 1.0//EN'  'library.dtd'>
<library:library xmlns:library="http://openoffice.org/2000/library" library:name="ClassModules" library:readonly="false" library:passwordprotected="false">
  <library:element library:name="COpenSolver"/>
  <library:element library:name="ISolver"/>
  <library:element library:name="CSolverCbc"/>
  <library:element library:name="ISolverLocal"/>
  <library:element library:name="ISolverLocalExec"/>
  <library:element library:name="ISolverLinear"/>
  <library:element library:name="ISolverFile"/>
  <library:element library:name="Dictionary"/>
</library:library>
</file>

<file path=Basic/Dialogs/CSolverCbc.xml><?xml version="1.0" encoding="utf-8"?>
<!DOCTYPE module  PUBLIC '-//OpenOffice.org//DTD OfficeDocument 1.0//EN'  'module.dtd'>
<script:module xmlns:script="http://openoffice.org/2000/script" script:name="CSolverCbc" script:language="StarBasic" script:moduleType="normal">REM  *****  BASIC  *****

Sub Main

End Sub
</script:module>
</file>

<file path=Basic/Dialogs/Module1.xml><?xml version="1.0" encoding="utf-8"?>
<!DOCTYPE module  PUBLIC '-//OpenOffice.org//DTD OfficeDocument 1.0//EN'  'module.dtd'>
<script:module xmlns:script="http://openoffice.org/2000/script" script:name="Module1" script:language="StarBasic" script:moduleType="normal">REM  *****  BASIC  *****

Sub Main
	dim Variables(3) as object
	dim Constraints(3) as object
	
	oDoc = ThisComponent
	x = oDoc.NamedRanges
	Sheet = oDoc.Sheets(0)	
	
	smgr = GetProcessServiceManager()
	solver = smgr.createInstance("com.sun.star.sheet.Solver")
	solver.AssumeNonNegative = True
	
	solver.Document = oDoc
	objectiveCell = Sheet.getCellByPosition(2,17)
	solver.Objective = objectiveCell.CellAddress
	
	
	
	for i=0 to 3
		Variables(i) = Sheet.getCellByPosition(1,6+i).CellAddress
	Next i
	
	solver.Variables = Variables()
	for i=0 to 3
		redim constraint as New com.sun.star.sheet.SolverConstraint
		Constraints(i) = constraint
		Constraints(i).Left = Sheet.getCellByPosition(2,11+i).CellAddress
		Constraints(i).Right = Sheet.getCellByPosition(4,11+i).Value
		operator = Sheet.getCellByPosition(3,11+i).String
		If operator = "&lt;=" then
			Constraints(i).Operator = com.sun.star.sheet.SolverConstraintOperator.LESS_EQUAL
		elseif operator = "&gt;=" then
			Constraints(i).Operator = com.sun.star.sheet.SolverConstraintOperator.GREATER_EQUAL
		elseif operator = "`=" then
			Constraints(i).Operator = com.sun.star.sheet.SolverConstraintOperator.EQUAL
		end if
	Next i
	
	solver.Constraints = Constraints()
	
	solver.Maximize = True
	solver.Solve()
	
	Sheet.getCellByPosition(5,20).Value = solver.ResultValue
	
End Sub
</script:module>
</file>

<file path=Basic/Dialogs/script-lb.xml><?xml version="1.0" encoding="utf-8"?>
<!DOCTYPE library  PUBLIC '-//OpenOffice.org//DTD OfficeDocument 1.0//EN'  'library.dtd'>
<library:library xmlns:library="http://openoffice.org/2000/library" library:name="Dialogs" library:readonly="false" library:passwordprotected="false">
  <library:element library:name="Module1"/>
  <library:element library:name="CSolverCbc"/>
</library:library>
</file>

<file path=Basic/Standard/Debug.xml><?xml version="1.0" encoding="utf-8"?>
<!DOCTYPE module  PUBLIC '-//OpenOffice.org//DTD OfficeDocument 1.0//EN'  'module.dtd'>
<script:module xmlns:script="http://openoffice.org/2000/script" script:name="Debug" script:language="StarBasic" script:moduleType="normal">REM  *****  BASIC  *****
Option VBASupport 1

sub Main
End sub
</script:module>
</file>

<file path=Basic/Standard/OpenSolverAPI.xml><?xml version="1.0" encoding="utf-8"?>
<!DOCTYPE module  PUBLIC '-//OpenOffice.org//DTD OfficeDocument 1.0//EN'  'module.dtd'>
<script:module xmlns:script="http://openoffice.org/2000/script" script:name="OpenSolverAPI" script:language="StarBasic" script:moduleType="normal">REM  *****  BASIC  *****
Option VBAsupport 1

Public Function RunOpenSolver(Optional SolveRelaxation As Boolean,_
							  Optional MinimiseUserInteraction As Boolean, _
							  Optional LinearityOffset As Double, _
							  Optional sheet As Object, Optional libreBook) As OpenSolverResult
	GetActiveSheetIfMissing sheet, libreBook
	If IsMissing(SolveRelaxation) Then SolveRelaxation = False
	If IsMissing(MinimiseUserInteraction) Then MinimiseUserInteraction = False
	If IsMissing(LinearityOffset) Then LinearityOffset = 10.423
	
	CheckLocationValid ' Check for unicode in path
	
	ClearError
	On Error GoTo ErrorHandler
	
	Dim InteractiveStatus As Boolean
	InteractiveStatus = Application.Interactive
	Application.Interactive = False
	
	RunOpenSolver = OpenSolverResult.Unsolved
	Dim OpenSolver As COpenSolver
	Set OpenSolver = New COpenSolver
	
	OpenSolver.BuildModelFromSolverData LinearityOffset, GetLinearityCheck(sheet, libreBook), MinimiseUserInteraction, SolveRelaxation, sheet
	' Only proceed with solve if nothing detected while building model
	If OpenSolver.SolveStatus = OpenSolverResult.Unsolved Then
		SolveModel OpenSolver, SolveRelaxation, MinimiseUserInteraction
	EndIf
ErrorHandler:
End Function

'/**
' * Gets a list of short names for all solvers that can be set
' */
Public Function GetAvailableSolvers() As StringArray
	'GetAvailableSolvers = StringArray("CBC", "Gurobi", "NeosCBC",_
	' "Bonmin", "Couenne", "NOMAD", "NeosBon", "NeosCou",_
	'  "SolveEngine")
	GetAvailableSolvers = StringArray("System")
End Function

'/**
' * Gets the short name of the currently selected solver for an OpenSolver model.
' * @param {} sheet The worksheet containing the model (defaults to active worksheet)
' * @param {} libreBook The LibreOffice Workbook containing the model (Defaults to the active workbook) NOTE: Must be the same workbook that the sheet is on
' */
Public Function GetChosenSolver(Optional sheet As Object, Optional libreBook) As String
	GetActiveSheetIfMissing sheet, libreBook
	dim result
	If Not GetNamedStringIfExists(sheet, "OpenSolver_ChosenSolver", result) Then GoTo SetDefault
	
	' Check solver is an allowed solver
	WorksheetFunction.Match result, GetAvailableSolvers, 0
	GetChosenSolver = result
	Exit Function
	
SetDefault:
	' See if we can choose based on the selection for Solver
	Dim SolverEng As Long
	If GetNamedIntegerIfExists(sheet, "solver_eng", SolverEng) Then
		' Lookup based on standard Solver options
		Select Case SolverEng
		Case 1: ' GRG Nonlinear
			If SolverIsAvailable(CreateSolver("Bonmin")) Then 
				GetChosenSolver = "Bonmin"
			EndIf
		Case 2: ' Simplex LP
			GetChosenSolver = "CBC"
		Case 3: ' Evolutionary
			If SolverIsAvailable(CreateSolver("NOMAD")) Then
				GetChosenSolver = "NOMAD"
			EndIf
		End Select
	EndIf
	' Make a default choice if we still don't have anything
	If Len(GetChosenSolver) = 0 Then GetChosenSolver = GetAvailableSolvers()(LBound(GetAvailableSolvers))
	SetChosenSolver GetChosenSolver, sheet, libreBook
End Function

'/**
' * Sets the solver for an OpenSolver model.
' * @param {} SolverShortName The short name of the solver to be set
' * @param {} sheet The worksheet containing the model (defaults to active worksheet)
' * @param {} libreBook The LibreOffice Workbook containing the model (Defaults to the active workbook) NOTE: Must be the same workbook that the sheet is on
' */
Public Sub SetChosenSolver(SolverShortName As String, Optional sheet as Object, Optional libreBook)
	GetActiveSheetIfMissing sheet, libreBook
	' Check that a valid solver has been specified
	On Error GoTo SolverNotAllowed
	WorksheetFunction.Match SolverShortName, GetAvailableSolvers, 0

	SetNameOnSheet "OpenSolver_ChosenSolver", "=" &amp; SolverShortName, sheet, libreBook
	Exit Sub
	
SolverNotAllowed:
	RaiseUserError "The specified solver (" &amp; SolverShortName &amp; ") is not in the list of a available solver. " &amp; _
				   "Please see the OpenSolverAPI module for the list of available solvers."
End Sub

'/**
' * Returns the objective cell in an OpenSolver model.
' * @param {} sheet The worksheet containing the model (defaults to active worksheet)
' * @param {} Validate If True, throws an error if the model is invalid. Defaults to True
' * @param {} RefersTo Returns the RefersTo string describing the objective
' */
Public Function GetObjectiveFunctionCell(Optional sheet As Object, Optional Validate As Boolean, Optional RefersTo As String) As Range
	If IsMissing(Validate) Then Validate = True
	If IsMissing(sheet) Then sheet = Nothing
	
	GetActiveSheetIfMissing sheet
	dim r As Range
	' Get and check the objective function
	Dim isRangeObj As Boolean, valObj As Double, ObjRefersToError As Boolean, ObjRefersToFormula As Boolean, objIsMissing As Boolean
	GetSheetNameAsValueOrRange sheet, "solver_opt", objIsMissing, isRangeObj, r, ObjRefersToFormula, ObjRefersToError, RefersTo, valObj
	
	GetObjectiveFunctionCell = r
	If Validate Then
		' If objMissing is false, but the ObjRange is empty, the objective might be an out of date reference
		If objIsMissing = False And GetObjectiveFunctionCell Is Nothing Then
			RaiseUserError "OpenSolver cannot find the objective ('solver_opt' is out of date). Please re-enter the objective, and try again."
		EndIf
		' Objective is corrupted somehow
		If ObjRefersToError Then
			RaiseUserError "The objective is marked #REF!, indicating this cell has been deleted. Please fix the objective, and try again."
		EndIf
	EndIf
End Function

'/**
' * Sets the objective cell in an OpenSolver model.
' * @param {} ObjectiveFunctionCell The cell to set
' * @param {} sheet The worksheet containing the model (defaults to active worksheet)
' * @param {} libreBook The LibreOffice Workbook containing the model (Defaults to the active workbook) NOTE: Must be the same workbook that the sheet is on
' */
Public Function SetObjectiveFunctionCell(ObjectiveFunctionCell As Range, Optional sheet As Object, Optional libreBook)
	GetActiveSheetIfMissing sheet, libreBook
	ValidateObjectiveFunctionCell ObjectiveFunctionCell
	SetNamedRangeIfExists "solver_opt", ObjectiveFunctionCell, sheet, libreBook
End Function

'/**
' * Returns the objective sense type for an OpenSolver model. Defaults to Minimize if an invalid value is saved.
' * @param {} sheet The worksheet containing the model (defaults to active worksheet)
' * @param {} libreBook The LibreOffice Workbook containing the model (Defaults to the active workbook) NOTE: Must be the same workbook that the sheet is on
' */
Public Function GetObjectiveSense(Optional sheet As Object, Optional libreBook) As Long
	GetActiveSheetIfMissing sheet, libreBook
	GetObjectiveSense = GetNamedIntegerWithDefault(sheet, libreBook, "solver_typ", ObjectiveSenseType.MinimiseObjective)

	' Check that our integer is a valid value for the enum
	Dim i As Integer
	' Have to hardcode the below because Libre does not support [_First] Or [_Last]
	For i = 0 To 3
		If GetObjectiveSense = i Then Exit Function
	Next i
	' It wasn't in the enum - set default
	dim sense As Long
	sense = ObjectiveSenseType.MinimiseObjective
	SetObjectiveSense sense, sheet, libreBook
	GetObjectiveSense = sense
End Function

'/**
' * Sets the objective sense for an OpenSolver model.
' * @param {} ObjectiveSense The objective sense to set
' * @param {} sheet The worksheet containing the model (defaults to active worksheet)
' * @param {} libreBook The LibreOffice Workbook containing the model (Defaults to the active workbook) NOTE: Must be the same workbook that the sheet is on
' */
Public Sub SetObjectiveSense(ObjectiveSense As Long, Optional sheet As Object, Optional libreBook)
	GetActiveSheetIfMissing sheet, libreBook
	SetIntegerNameOnSheet "solver_typ", ObjectiveSense, sheet, libreBook
End Sub

'/**
' * Returns the target objective value in an OpenSolver model.
' * @param {} sheet The worksheet containing the model (defaults to active worksheet)
' */
Public Function GetObjectiveTargetValue(Optional sheet As Object) As Double
	GetActiveSheetIfMissing sheet
	GetObjectiveTargetValue = GetNamedDoubleWithDefault(sheet, "solver_val", 0)
End Function

'/**
' * Sets the target objective value in an OpenSolver model.
' * @param {} ObjectiveTargetValue The target value to set
' * @param {} sheet The worksheet containing the model (defaults to active worksheet)
' * @param {} libreBook The LibreOffice Workbook containing the model (Defaults to the active workbook) NOTE: Must be the same workbook that the sheet is on
' */
Public Sub SetObjectiveTargetValue(ObjectiveTargetValue As Double, Optional sheet as Object, Optional libreBook)
	GetActiveSheetIfMissing sheet, libreBook
	SetDoubleNameOnSheet "solver_val", ObjectiveTargetValue, sheet, libreBook
End Sub

'/**
' * Gets the adjustable cells for an OpenSolver model, throwing an error if unset/invalid.
' * @param {} sheet The worksheet containing the model (defaults to active worksheet)
' * @param {} Validate If True, throws an error if the decision variables specified are missing or invalid. Defaults to True
' * @param {} RefersTo Returns the RefersTo string describing the decision variables
' */
Public Function GetDecisionVariables(Optional sheet As Object,_
 Optional Validate As Boolean,_
  Optional RefersTo As String) As Range
	If IsMissing(Validate) Then Validate = True
	If IsMissing(sheet) Then sheet = Nothing
    ' We check to see if a model exists by getting the adjustable cells. We check for a name first, as this may contain =Sheet1!$C$2:$E$2,Sheet1!#REF!
	GetActiveSheetIfMissing sheet
	Dim IsRange As Boolean, value As Double, RefersToError As Boolean, RefersToFormula As Boolean, IsMissing As Boolean
	Dim r As Range
	GetSheetNameAsValueOrRange sheet, "solver_adj", IsMissing, IsRange, r, RefersToFormula, RefersToError, RefersTo, value
	GetDecisionVariables = r

	If Validate Then
		If IsMissing Then
			RaiseUserError "No Solver model with decision variables was found on sheet " &amp; sheet.Name
		EndIf
		
		If Not IsRange Then
			On Error Resume Next
			Set GetDecisionVariables = sheet.Range("solver_adj")
			If Err.Number &lt;&gt; 0 Then
				RaiseUserError "A model was found on the sheet " &amp; sheet.Name &amp; " but the decision variable cells (" &amp; RefersTo &amp; ") could not be interpreted. Please redefine the decision variable cells, and try again."
			EndIf
			On Error GoTo 0
		EndIf
	EndIf
End Function

'/**
' * Gets the adjustable cells range (returning Nothing if invalid) for an OpenSolver model.
' * @param {} sheet The worksheet containing the model (defaults to active worksheet)
' * @param {} DecisionVariablesRefersTo Returns the RefersTo string describing the decision variables
' */
Public Function GetDecisionVariablesWithDefault(Optional sheet as Object, Optional DecisionVariablesRefersTo As String) As Range
	GetActiveSheetIfMissing sheet
	
	On Error GoTo SetDefault:
		Set GetDecisionVariablesWithDefault = GetDecisionVariables(sheet, True, DecisionVariablesRefersTo)
		Exit Function
		
SetDefault:
		Set GetDecisionVariablesWithDefault = Nothing
End Function

'/**
' * Gets the adjustable cells range (with overlap removed) for an OpenSolver model.
' * @param {} sheet The worksheet containing the model (defaults to active worksheet)
' * @param {} DecisionVariablesRefersTo Returns the RefersTo string describing the decision variables
' */
Public Function GetDecisionVariablesNoOverlap(Optional sheet As Object, Optional DecisionVariablesRefersTo As String) As Range
	' FINISH AND TEST
	GetActiveSheetIfMissing sheet
	Set GetDecisionVariablesNoOverlap = RemoveRangeOverlap(GetDecisionVariables(sheet, True, DecisionVariablesRefersTo))
End Function

'/**
' * Sets the adjustable cells range for an OpenSolver model.
' * @param {} DecisionVariables The range to set
' * @param {} sheet The worksheet containing the model (defaults to active worksheet)
' * @param {} libreBook The LibreOffice Workbook containing the model (Defaults to the active workbook) NOTE: Must be the same workbook that the sheet is on
' */
Public Sub SetDecisionVariables(DecisionVariables As Range, Optional sheet As Object, Optional libreBook)
	GetActiveSheetIfMissing sheet, libreBook
	ValidateDecisionVariables DecisionVariables
	SetNamedRangeIfExists "adj", DecisionVariables, sheet, libreBook, True
End Sub

'/**
' * Adds a constraint in an OpenSolver model.
' * @param {} LHSRange The range to set as the constraint LHS
' * @param {} Relation The relation to set for the constraint. If Int/Bin, neither RHSRange nor RHSFormula should be set.
' * @param {} RHSRange Set if the constraint RHS is a cell/range
' * @param {} RHSFormula Set if the constraint RHS is a string formula
' * @param {} sheet The worksheet containing the model (defaults to active worksheet)
' * @param {} libreBook The LibreOffice Workbook containing the model (Defaults to the active workbook) NOTE: Must be the same workbook that the sheet is on
' */
Public Sub AddConstraint(LHSRange As Range, Relation As Long, Optional RHSRange As Range, Optional RHSFormula As String, Optional sheet As Object, Optional libreBook)
	If IsMissing(RHSFormula) Then RHSFormula = ""
	If IsMissing(sheet) Then sheet = Nothing
	If IsMissing(libreBook) Then libreBook = Nothing
	If IsMissing(RHSRange) Then RHSRange = Nothing
	GetActiveSheetIfMissing sheet, libreBook
	
	Dim NewIndex As Long
	NewIndex = GetNumConstraints(sheet) + 1
	UpdateConstraint NewIndex, LHSRange, Relation, RHSRange, RHSFormula, sheet, libreBook
End Sub

'/**
' * Updates an existing constraint in an OpenSolver model.
' * @param {} Index The index of the constraint to update
' * @param {} LHSRange The new range to set as the constraint LHS
' * @param {} Relation The new relation to set for the constraint. If Int/Bin, neither RHSRange nor RHSFormula should be set.
' * @param {} RHSRange Set if the new constraint RHS is a cell/range
' * @param {} RHSFormula Set if the new constraint RHS is a string formula
' * @param {} sheet The worksheet containing the model (defaults to active worksheet)
' * @param {} libreBook The LibreOffice Workbook containing the model (Defaults to the active workbook) NOTE: Must be the same workbook that the sheet is on
' */
Public Sub UpdateConstraint(Index As Long, LHSRange As Range, Relation As Long, Optional RHSRange As Range, Optional RHSFormula As String, Optional sheet As Object, Optional libreBook)
	GetActiveSheetIfMissing sheet, libreBook
	
	ValidateConstraint LHSRange, Relation, RHSRange, RHSFormula, sheet
	
	SetConstraintLhs Index, LHSRange, sheet, libreBook
	SetConstraintRel Index, Relation, sheet, libreBook
	
	Select Case Relation
	Case RelationINT
		RHSFormula = "integer"
	Case RelationBIN
		RHSFormula = "binary"
	Case RelationAllDiff
		RHSFormula = "alldiff"
	End Select
	If Left(RHSFormula, 1) &lt;&gt; "=" Then RHSFormula = "=" &amp; RHSFormula

	SetConstraintRhs Index, RHSRange, RHSFormula, sheet, libreBook
	
	If Index &gt; GetNumConstraints(sheet) Then SetNumConstraints Index, sheet, libreBook
End Sub

'/**
' * Deletes a constraint in an OpenSolver model.
' * @param {} Index The index of the constraint to delete
' * @param {} sheet The worksheet containing the model (defaults to active worksheet)
' * @param {} libreBook The LibreOffice Workbook containing the model (Defaults to the active workbook) NOTE: Must be the same workbook that the sheet is on
' */
Public Sub DeleteConstraint(Index As Long, Optional sheet as Object, Optional libreBook)
	GetActiveSheetIfMissing sheet, libreBook
	
	Dim NumConstraints As Long
	NumConstraints = GetNumConstraints(sheet)
	
	If Index &gt; NumConstraints Or Index &lt; 1 Then Exit Sub
	
	' Shift all the constraints down one position
	Dim i As long
	For i = Index to NumConstraints - 1
		Dim LHSRange As Range, Relation As RelationConsts, RHSFormula As String, RHSRange As Range, RHSValue As Double, RHSRefersToFormula As Boolean
		Set LHSRange = GetConstraintLhs(i + 1, sheet)
		Relation = GetConstraintRel(i + 1, sheet)
		Set RHSRange = GetConstratinRhs(i + 1, RHSFormula, RHSValue, RHSRefersToFormula, sheet)
		UpdateConstraint i, LHSRange, Relation, RHSRange, RHSFormula, sheet
	Next i
	
	DeleteNameOnSheet "lhs" &amp; NumConstraints, sheet, True
	DeleteNameOnSheet "rel" &amp; NumConstraints, sheet, True
	DeleteNameOnSheet "rhs" &amp; NumConstraints, sheet, True
	
	SetNumConstraints NumConstraints - 1, sheet, librebook
End Sub

'/**
' * Returns the number of constraints in an OpenSolver model.
' * @param {} sheet The worksheet containing the model (defaults to active worksheet)
' */
Public Function GetNumConstraints(Optional sheet As Object, Optional libreBook) As Long
	GetActiveSheetIfMissing sheet, libreBook
	GetNumConstraints = GetNamedIntegerWithDefault(sheet, libreBook, "solver_num", 0)
End Function

'/**
' * Sets the number of constraints in an OpenSolver model. Using Set methods to modify constraints is dangerous, it is best to use Add/Delete/UpdateConstraint.
' * @param {} NumConstraints The number of constraints to set
' * @param {} sheet The worksheet containing the model (defaults to active worksheet)
' * @param {} libreBook The LibreOffice Workbook containing the model (Defaults to the active workbook) NOTE: Must be the same workbook that the sheet is on
' */
Public Sub SetNumConstraints(NumConstraints As Long, Optional sheet As Object, Optional libreBook)
	GetActiveSheetIfMissing sheet, libreBook
	SetIntegerNameOnSheet "solver_num", NumConstraints, sheet, libreBook
End Sub

'/**
' * Returns the LHS range for a specified constraint in an OpenSolver model.
' * @param {} Index The index of the constraint
' * @param {} sheet The worksheet containing the model (defaults to active worksheet)
' * @param {} Validate Whether to validate the LHS range. Defaults to True
' * @param {} RefersTo Returns RefersTo string representation of the LHS range
' */
Public Function GetConstraintLhs(Index As Long, Optional sheet As Object, Optional Validate As Boolean, Optional RefersTo As String) As Range
	GetActiveSheetIfMissing sheet
	
	Dim IsRange As Boolean, value As Double, RefersToError As Boolean, RefersToFormula As Boolean, IsMissing As Boolean
	dim r As Range
	GetSheetNameAsValueOrRange sheet, "solver_lhs" &amp; Index, IsMissing, IsRange, r, RefersToFormula, RefersToError, RefersTo, value
	GetConstraintLhs = r
	If Validate Then
		' Must have a left hand side defined
		If IsMissing Then
			RaiseUserError "The left hand side for a constraint does not appear to be defined ('solver_lhs" &amp; Index &amp; " is missing). Please fix this, and try again."
		EndIf
		' Must be valid
		If RefersToError Then
			RaiseUserError "The constraints reference cells marked #REF!, indicating these cells have been deleted. Please fix these constraints, and try again."
		EndIf
		' LHSs must be ranges
		If Not IsRange Then
			RaiseUserError "A constraint was entered with a left hand side (" &amp; RefersTo &amp; ") that is not a range. Please update the constraint, and try again."
		EndIf
	EndIf
End Function

'/**
' * Sets the constraint LHS for a specified constraint in an OpenSolver model. Using Set methods to modify constraints is dangerous, it is best to use Add/Delete/UpdateConstraint.
' * @param {} Index The index of the constraint to modify
' * @param {} ConstraintLhs The cell range to set as the constraint LHS
' * @param {} sheet The worksheet containing the model (defaults to active worksheet)
' * @param {} libreBook The LibreOffice Workbook containing the model (Defaults to the active workbook) NOTE: Must be the same workbook that the sheet is on
' */
Public Sub SetConstraintLhs(Index As Long, ConstraintLhs As Range, Optional sheet As Object, Optional libreBook)
	GetActiveSheetIfMissing sheet, libreBook
	SetNamedRangeIfExists "solver_lhs" &amp; Index, ConstraintLhs, sheet, libreBook
End Sub

'/**
' * Returns the relation for a specified constraint in an OpenSolver model.
' * @param {} Index The index of the constraint
' * @param {} sheet The worksheet containing the model (defaults to active worksheet)
' */
Public Function GetConstraintRel(Index As Long, Optional sheet As Object, Optional libreBook) As Long
	GetActiveSheetIfMissing sheet, libreBook
	
	GetConstraintRel = GetNamedIntegerWithDefault(sheet, libreBook, "solver_rel" &amp; Index, RelationConsts.RelationLE)

	' Check that our integer is a valid value for the enum
	Dim i As Integer
	For i = 1 To 6
		If GetConstraintRel = i Then Exit Function
	Next i
	' It wasn't in the enum - set default
	GetConstraintRel = RelationConsts.RelationLE
	SetConstraintRel Index, GetConstraintRel, sheet, libreBook
End Function

'/**
' * Sets the constraint relation for a specified constraint in an OpenSolver model. Using Set methods to modify constraints is dangerous, it is best to use Add/Delete/UpdateConstraint.
' * @param {} Index The index of the constraint to modify
' * @param {} ConstraintRel The constraint relation to set
' * @param {} sheet The worksheet containing the model (defaults to active worksheet)
' * @param {} libreBook The LibreOffice Workbook containing the model (Defaults to the active workbook) NOTE: Must be the same workbook that the sheet is on
' */
Public Sub SetConstraintRel(Index As Long, ConstraintRel As Long, Optional sheet As Object, Optional libreBook)
	GetActiveSheetIfMissing sheet, libreBook
	SetIntegerNameOnSheet "solver_rel" &amp; Index, ConstraintRel, sheet, libreBook
End Sub

'/**
' * Returns the RHS for a specified constraint in an OpenSolver model. The Formula or value parameters will be set if the RHS is not a range (in this case the function returns Nothing).
' * @param {} Index The index of the constraint
' * @param {} Formula Returns the value of the RHS if it is a string formula
' * @param {} value Returns the value of the RHS if it is a constant value
' * @param {} RefersToFormula Set to true if the RHS is a string formula
' * @param {} sheet The worksheet containing the model (defaults to active worksheet)
' * @param {} Validate Whether to validate the RHS range. Defaults to True
' */
Public Function GetConstraintRhs(Index As Long, Formula As String, value As Double, RefersToFormula As Boolean, Optional sheet As Object, Optional Validate As Boolean) As Range
	GetActiveSheetIfMissing sheet
	
	Dim IsRange As Boolean, RefersToError As Boolean, IsMissing As Boolean
	Dim r As Range
	GetSheetNameAsValueOrRange sheet, "solver_rhs" &amp; Index, IsMissing, IsRange, r, RefersToFormula, RefersToError, Formula, value
	GetConstraintRhs = r
	If Validate Then
		' Must have a right hand side defined
		If IsMissing Then
			RaiseUserError "The right hand side for a constraint does not appear to be defined ('solver_rhs" &amp; Index &amp; " is missing). Please fix this, and try again."
		EndIf
		' Must be valid
		If RefersToError Then
			RaiseUserError "The constraints reference cell marked #REF!, indicating these cells have been deleted. Please fix these constraints, and try again."
		EndIf
	EndIf
End Function

'/**
' * Sets the constraint RHS for a specified constraint in an OpenSolver model. Only one of ConstraintRhsRange and ConstraintRhsFormula should be set, depending on whether the RHS is a range or a string formula. Using Set methods to modify constraints is dangerous, it is best to use Add/Delete/UpdateConstraint.
' * @param {} Index The index of the constraint to modify
' * @param {} ConstraintRhsRange Set if the constraint RHS is a cell range
' * @param {} ConstraintRhsFormula Set if the constraint RHS is a string formula
' * @param {} sheet The worksheet containing the model (defaults to active worksheet)
' * @param {} libreBook The LibreOffice Workbook containing the model (Defaults to the active workbook) NOTE: Must be the same workbook that the sheet is on
' */
Public Sub SetConstraintRhs(Index As Long, ConstraintRhsRange As Range, ConstraintRhsFormula As String, Optional sheet As Object, Optional libreBook)
	GetActiveSheetIfMissing sheet, libreBook
	
	If ConstraintRhsRange Is Nothing Then
		SetNameOnSheet "rhs" &amp; Index, ConstraintRhsFormula, sheet, libreBook, True
	Else
		SetNamedRangeIfExists "rhs" &amp; Index, ConstraintRhsRange, sheet, libreBook, True
	EndIf
End Sub

'/**
' * Returns whether unconstrained variables are non-negative for an OpenSolver model.
' * @param {} sheet The worksheet containing the model (defaults to active worksheet)
' * @param {} libreBook The LibreOffice Workbook containing the model (Defaults to the active workbook) NOTE: Must be the same workbook that the sheet is on
' */
Public Function GetNonNegativity(Optional sheet As Object, Optional libreBook) As Boolean
	GetActiveSheetIfMissing sheet
	GetNonNegativity = GetNamedBooleanWithDefault(sheet, libreBook, "solver_neg", True)
End Function

'/**
' * Sets whether unconstrained variables are non-negative for an OpenSolver model.
' * @param {} NonNegativity True if unconstrained variables should be non-negative
' * @param {} sheet The worksheet containing the model (defaults to active worksheet)
' * @param {} libreBook The LibreOffice Workbook containing the model (Defaults to the active workbook) NOTE: Must be the same workbook that the sheet is on
' */
Public Sub SetNonNegativity(NonNegativity As Boolean, Optional sheet As Object, Optional libreBook)
	GetActiveSheetIfMissing sheet, libreBook
	SetBooleanNameOnSheet "solver_neg", NonNegativity, sheet, libreBook
End Sub

'/**
' * Returns whether a post-solve linearity check will be run for an OpenSolver model
' * @param {} sheet The worksheet containing the model (defaults to active worksheet)
' * @param {} libreBook The LibreOffice Workbook containing the model (Defaults to the active workbook) NOTE: Must be the same workbook that the sheet is on
' */
Public Function GetLinearityCheck(Optional sheet As Object, Optional libreBook) As Boolean
	GetActiveSheetIfMissing sheet, libreBook
	GetLinearityCheck = GetNamedBooleanWithDefault(sheet, libreBook, "OpenSolver_LinearityCheck", True)
End Function

'/**
' * Sets the whether to run a post-solve linearity check for an OpenSolver model.
' * @param {} LinearityCheck True to run linearity check
' * @param {} sheet The worksheet containing the model (defaults to active worksheet)
' * @param {} libreBook The LibreOffice Workbook containing the model (Defaults to the active workbook) NOTE: Must be the same workbook that the sheet is on
' */
Public Sub SetLinearityCheck(LinearityCheck As Boolean, Optional sheet As Object, Optional libreBook)
	GetActiveSheetIfMissing sheet, libreBook
	SetBooleanNameOnSheet "OpenSolver_LinearityCheck", LinearityCheck, sheet, libreBook
End Sub

'/**
' * Returns whether to show solve progress for an OpenSolver model.
' * @param {} sheet The worksheet containing the model (defaults to active worksheet)
' * @param {} libreBook The LibreOffice Workbook containing the model (Defaults to the active workbook) NOTE: Must be the same workbook that the sheet is on
' */
Public Function GetShowSolverProgress(Optional sheet As Object, Optional libreBook) As Boolean
	GetActiveSheetIfMissing sheet, libreBook
	GetShowSolverProgress = GetNamedBooleanWithDefault(sheet, libreBook, "solver_sho", False)
End Function

'/**
' * Sets whether to show solve progress for an OpenSolver model.
' * @param {} ShowSolverProgress True to show progress while solving
' * @param {} sheet The worksheet containing the model (defaults to active worksheet)
' * @param {} libreBook The LibreOffice Workbook containing the model (Defaults to the active workbook) NOTE: Must be the same workbook that the sheet is on
' */
Public Sub SetShowSolverProgress(ShowSolverProgress As Boolean, Optional sheet As Object, Optional libreBook)
	GetActiveSheetIfMissing sheet, libreBook
	SetBooleanNameOnSheet "solver_sho", ShowSolverProgress, sheet, libreBook
End Sub

'/**
' * Returns the max solve time for an OpenSolver model.
' * @param {} sheet The worksheet containing the model (defaults to active worksheet)
' * @param {} libreBook The LibreOffice Workbook containing the model (Defaults to the active workbook) NOTE: Must be the same workbook that the sheet is on
' */
Public Function GetMaxTime(Optional sheet As Object, Optional libreBook) As Double
	GetActiveSheetIfMissing sheet, libreBook
	GetMaxTime = GetNamedDoubleWithDefault(sheet, libreBook, "solver_tim", MAX_LONG)
End Function

'/**
' * Sets the max solve time for an OpenSolver model.
' * @param {} MaxTime The max solve time in seconds (defaults to no limit)
' * @param {} sheet The worksheet containing the model (defaults to active worksheet)
' * @param {} libreBook The LibreOffice Workbook containing the model (Defaults to the active workbook) NOTE: Must be the same workbook that the sheet is on
' */
Public Sub SetMaxTime(Optional MaxTime As Double, Optional sheet As object, Optional libreBook)
	GetActiveSheetIfMissing sheet, libreBook
	If IsMissing(MaxTime) Then MaxTime = MAX_LONG
	ValidateMaxTime MaxTime
	SetDoubleNameOnSheet "solver_tim", MaxTime, sheet, libreBook
End Sub

'/**
' * Sets target range for sensitivity analysis output for an OpenSolver model.
' * @param {} Duals The target range for output (Nothing for no sensitivity analysis)
' * @param {} sheet The worksheet containing the model (defaults to active worksheet)
' * @param {} libreBook The LibreOffice Workbook containing the model (Defaults to the active workbook) NOTE: Must be the same workbook that the sheet is on
' */
Public Sub SetDuals(Duals As Range, Optional sheet As Object, Optional libreBook)
	GetActiveSheetIfMissing sheet, libreBook
	ValidateDuals Duals
	SetNamedRangeIfExists "OpenSolver_Duals", Duals, sheet, libreBook
End Sub

'/**
' * Returns solver tolerance (as a double) for an OpenSolver model.
' * @param {} sheet The worksheet containing the model (defaults to active worksheet)
' * @param {} libreBook The LibreOffice Workbook containing the model (Defaults to the active workbook) NOTE: Must be the same workbook that the sheet is on
' */
Public Function GetTolerance(Optional sheet As Object, Optional libreBook) As Double
	GetActiveSheetIfMissing sheet, libreBook
	GetTolerance = GetNamedDoubleWithDefault(sheet, libreBook, "solver_tol", 0.05)
End Function

'/**
' * Returns solver tolerance (as a percentage) for an OpenSolver model.
' * @param {} sheet The worksheet containing the model (defaults to active worksheet)
' * @param {} libreBook The LibreOffice Workbook containing the model (Defaults to the active workbook) NOTE: Must be the same workbook that the sheet is on
' */
Public Function GetToleranceAsPercentage(Optional sheet As Object, Optional libreBook) As Double
	GetActiveSheetIfMissing sheet, libreBook
	GetToleranceAsPercentage = GetTolerance(sheet, libreBook) * 100
End Function

'/**
' * Sets solver tolerance for an OpenSolver model.
' * @param {} Tolerance The tolerance to set (between 0 and 1)
' * @param {} sheet The worksheet containing the model (defaults to active worksheet)
' * @param {} libreBook The LibreOffice Workbook containing the model (Defaults to the active workbook) NOTE: Must be the same workbook that the sheet is on
' */
Public Sub SetTolerance(Tolerance As Double, Optional sheet As Object, Optional libreBook)
	GetActiveSheetIfMissing sheet, libreBook
	ValidateTolerance Tolerance
	SetDoubleNameOnSheet "solver_tol", Tolerance, sheet, libreBook
End Sub

'/**
' * Sets the solver tolerance (as a percentage) for an OpenSolver model.
' * @param {} Tolerance The tolerance to set as a percentage (between 0 and 100)
' * @param {} sheet The worksheet containing the model (defaults to active worksheet)
' * @param {} libreBook The LibreOffice Workbook containing the model (Defaults to the active workbook) NOTE: Must be the same workbook that the sheet is on
' */
Public Sub SetTolerancesAsPercentage(Tolerance As Double, Optional sheet As Object, Optional libreBook)
	GetActiveSheetIfMissing sheet, libreBook
	ValidateToleranceAsPercentage Tolerance
	SetTolerance Tolerance / 100, sheet, libreBook
End Sub

'/**
' * Returns the solver iteration limit for an OpenSolver model.
' * @param {} sheet The worksheet containing the model (defaults to active worksheet)
' * @param {} libreBook The LibreOffice Workbook containing the model (Defaults to the active workbook) NOTE: Must be the same workbook that the sheet is on
' */
Public Function GetMaxIterations(Optional sheet As Object, Optional libreBook) As Double
	GetActiveSheetIfMissing sheet, libreBook
	GetMaxIterations = GetNamedDoubleWithDefault(sheet, libreBook, "solver_itr", MAX_LONG)
End Function

'/**
' * Sets the solver iteration limit for an OpenSolver model.
' * @param {} MaxIterations The iteration limit to set (defaults to no limit)
' * @param {} sheet The worksheet containing the model (defaults to active worksheet)
' * @param {} libreBook The LibreOffice Workbook containing the model (Defaults to the active workbook) NOTE: Must be the same workbook that the sheet is on
' */
Public Sub SetMaxIterations(Optional MaxIterations As Double, Optional sheet As Object, Optional libreBook)
	GetActiveSheetIfMissing sheet, libreBook
	If IsMissing(MaxIterations) Then MaxIterations = MAX_LONG
	ValidateMaxIterations MaxIterations
	SetDoubleNameOnSheet "solver_itr", MaxIterations, sheet, libreBook
End Sub

'/**
' * Returns the solver precision for an OpenSolver model.
' * @param {} sheet The worksheet containing the model (defaults to active worksheet)
' * @param {} libreBook The LibreOffice Workbook containing the model (Defaults to the active workbook) NOTE: Must be the same workbook that the sheet is on
' */
Public Function GetPrecision(Optional sheet As Object, Optional libreBook) As Double
	GetActiveSheetIfMissing sheet, libreBook
	GetPrecision = GetNamedDoubleWithDefault(sheet, libreBook, "solver_pre", 0.000001)
End Function

'/**
' * Sets the solver precision for an OpenSolver model.
' * @param {} Precision The solver precision to set
' * @param {} sheet The worksheet containing the model (defaults to active worksheet)
' * @param {} libreBook The LibreOffice Workbook containing the model (Defaults to the active workbook) NOTE: Must be the same workbook that the sheet is on
' */
Public Sub SetPrecision(Precision As Double, Optional sheet As Object, Optional libreBook)
	GetActiveSheetIfMissing sheet, libreBook
	ValidatePrecision Precision
	SetDoubleNameOnSheet "solver_pre", Precision, sheet, libreBook
End Sub

'/**
' * Returns 'Extra Solver Parameters' range for specified solver in an OpenSolver model.
' * @param {} SolverShortName The short name of the solver for which parameters are being returned
' * @param {} sheet The worksheet containing the model (defaults to active worksheet)
' * @param {} Validate Whether to validate the parameters range. Defaults to True
' * @param {} RefersTo Returns RefersTo string representation of the parameters range
' */
Public Function GetSolverParameters(SolverShortName As String, Optional sheet As Object, Optional Validate, Optional RefersTo As String) As Range
	GetActiveSheetIfMissing sheet
	If IsMissing(Validate) Then Validate = True
	
	Dim IsRange As Boolean, value As Double, RefersToError As Boolean, RefersToFormula As Boolean, IsMissing As Boolean 
	GetSheetNameAsValueOrRange sheete, "OpenSolver_" &amp; SolverShortName &amp; "Parameters", IsMissing, IsRange, GetSolverParameters, RefersToFormula, RefersToError, RefersTo, value

	If Validate Then
		ValidateSolverParameters GetSolverParameters
	EndIf
End Function

'/**
' * Sets 'Extra Parameters' range for a specified solver in an OpenSolver model.
' * @param {} SolverShortName The short name of the solver for which parameters are being set
' * @param {} SolverParameters The range containing the parameters (must be a range with two columns: keys and parameters)
' * @param {} sheet The worksheet containing the model (defaults to active worksheet)
' * @param {} libreBook The LibreOffice Workbook containing the model (Defaults to the active workbook) NOTE: Must be the same workbook that the sheet is on
' */
Public Sub SetSolverParameters(SolverShortName As String, SolverParameters As Range, Optional sheet As Object, Optional libreBook)
	GetActiveSheetIfMissing sheet, libreBook
	ValidateSolverParameters SolverParameters
	SetNamedRangeIfExists "OpenSolver_" &amp; SolverShortName &amp; "Parameters", SolverParameters, sheet, libreBook
End Sub

'/**
' * Deletes 'Extra Parameters' range for a specified solver in an OpenSolver model.
' * @param {} SolverShortName The short name of the solver for which parameters are deleted
' * @param {} sheet The worksheet containing the model (defaults to active worksheet)
' * @param {} libreBook The LibreOffice Workbook containing the model (Defaults to the active workbook) NOTE: Must be the same workbook that the sheet is on
' */
Public Sub DeleteSolverParameters(SolverShortName As String, Optional sheet As Object, Optional libreBook)
	GetActiveSheetIfMissing sheet, libreBook
	SetSolverParameters SolverShortName, Nothing, sheet, libreBook
End Sub

'/**
' * Returns whether Solver's 'ignore integer constraints' option is set for an OpenSolver model. OpenSolver cannot solve while this option is enabled.
' * @param {} sheet The worksheet containing the model (defaults to active worksheet)
' * @param {} libreBook The LibreOffice Workbook containing the model (Defaults to the active workbook) NOTE: Must be the same workbook that the sheet is on
' */
Public Function GetIgnoreIntegerConstraints(Optional sheet As Object, Optional libreBook) As Boolean
	GetActiveSheetIfMissing sheet, libreBook
	GetIgnoreIntegerConstraints = GetNamedBooleanWithDefault(sheet, libreBook, "solver_rlx", False)
End Function

'/**
' * Sets Solver's 'ignore integer constraints' option for an OpenSolver model. OpenSolver cannot solve while this option is enabled.
' * @param {} IgnoreIntegerConstraints True to turn on 'ignore integer constraints'
' * @param {} sheet The worksheet containing the model (defaults to active worksheet)
' * @param {} libreBook The LibreOffice Workbook containing the model (Defaults to the active workbook) NOTE: Must be the same workbook that the sheet is on
' */
Public Sub SetIgnoreIntegerConstraints(IgnoreIntegerConstraints As Boolean, Optional sheet As Object, Optional libreBook)
	GetActiveSheetIfMissing sheet, libreBook
	SetBooleanNameOnSheet "solver_rlx", IgnoreIntegerConstraints, sheet, libreBook
End Sub

'/**
' * Returns target range for sensitivity analysis output for an OpenSolver model.
' * @param {} sheet The worksheet containing the model (defaults to active worksheet)
' * @param {} Validate If True, checks the Duals range for validity. Defaults to True
' * @param {} RefersTo Returns the RefersTo string describing the Duals range
' */
Public Function GetDuals(Optional sheet As Object,_
 Optional libreBook, Optional Validate As Boolean,_
  Optional RefersTo As String) As Range
	If IsMissing(sheet) Then sheet = Nothing
	If IsMissing(libreBook) Then libreBook = Nothing
	
	GetActiveSheetIfMissing sheet, libreBook
	If IsMissing(Validate) Then Validate = True
	If IsMissing(RefersTo) Then RefersTo = ""
	
	Dim IsRange As Boolean, value As Double,_
	 RefersToError As Boolean, RefersToFormula As Boolean,_
	  IsMissing As Boolean
	Dim r As Range
	GetSheetNameAsValueOrRange sheet, "OpenSolver_Duals", IsMissing,_
	 IsRange, r, RefersToFormula, RefersToError, RefersTo,_
	  value
	Set GetDuals = r
End Function


'/**
' * Returns whether 'Output sensitivity analysis' is set for an OpenSolver model.
' * @param {} sheet The worksheet containing the model (defaults to active worksheet)
' */
Public Function GetDualsOnSheet(Optional sheet As Object) As Boolean
	GetActiveSheetIfMissing sheet
	GetDualsOnSheet = GetNamedBooleanWithDefault(sheet, "OpenSolver_DualsNewSheet", False)
End Function

'/**
' * Sets the value of 'Output sensitivity analysis' for an OpenSolver model.
' * @param {} DualsOnSheet True to set 'Output sensitivity analysis'
' * @param {} sheet The worksheet containing the model (defaults to active worksheet)
' * @param {} libreBook The LibreOffice Workbook containing the model (Defaults to the active workbook) NOTE: Must be the same workbook that the sheet is on
' */
Public Sub SetDualsOnSheet(DualsOnSheet As Boolean, Optional sheet As Object, Optional libreBook)
	GetActiveSheetIfMissing sheet, libreBook
	SetBooleanNameOnSheet "OpenSolver_DualsNewSheet", DualsOnSheet, sheet, libreBook
End Sub

'/**
' * Returns True if 'Output sensitivity analysis' destination is set to 'updating any previous sheet' for an OpenSolver model, and False if set to 'on a new sheet'.
' * @param {} sheet The worksheet containing the model (defaults to active worksheet)
' */
Public Function GetUpdateSensitivity(Optional sheet As Object) As Boolean
	GetActiveSheetIfMissing sheet
	GetUpdateSensitivity = GetNamedBooleanWithDefault(sheet, "OpenSolver_UpdateSensitivity", True)
End Sub

'/**
' * Sets the destination option for 'Output sensitivity analysis' for an OpenSolver model.
' * @param {} UpdateSensitivity True to set 'updating any previous sheet'. False to set 'on a new sheet'
' * @param {} sheet The worksheet containing the model (defaults to active worksheet)
' * @param {} libreBook The LibreOffice Workbook containing the model (Defaults to the active workbook) NOTE: Must be the same workbook that the sheet is on
' */
Public Sub SetUpdateSensitivity(UpdateSensitivity As Boolean, Optional sheet As Object, Optional libreBook)
	GetActiveSheetIfMissing sheet, libreBook
	SetBooleanNameOnSheet "OpenSolver_UpdateSensitivity", UpdateSensitivity, sheet, libreBook
End Sub
</script:module>
</file>

<file path=Basic/Standard/OpenSolverConstants.xml><?xml version="1.0" encoding="utf-8"?>
<!DOCTYPE module  PUBLIC '-//OpenOffice.org//DTD OfficeDocument 1.0//EN'  'module.dtd'>
<script:module xmlns:script="http://openoffice.org/2000/script" script:name="OpenSolverConstants" script:language="StarBasic" script:moduleType="normal">REM  *****  BASIC  *****
Option VBASupport 1
Public Const EPSILON As Double = 0.00001
Enum OpenSolverResult
   Pending = -4  ' Added by us - used for solvers that asynchronously and are yet to run
   AbortedThruUserAction = -3   ' Used to indicate that a non-linearity check was made (losing the solution)
   ErrorOccurred = -2    ' Added by us - used in RunOpenSolver to indicate an error occured and has been reported to the user
   Unsolved = -1        ' Added by us - indicates a model not yet solved
   Optimal = 0
   Unbounded = 4        ' "The Objective Cell values do not converge" =&gt; unbounded
   Infeasible = 5
   LimitedSubOptimal = 10    ' CBC stopped before finding an optimal/feasible/integer solution because of CBC errors or time/iteration limits
   NotLinear = 7 ' Report non-linearity so that it can be picked up in silent mode
   ' ErrorInTargetOrConstraint = 9  We throw an error instead
   ' ErrorInModel = 13 We throw an error instead
   ' IntegerOptimal = 14 We just return Optimal
End Enum

' OpenSolver Solver Types
Enum OpenSolver_SolverType
	Unknown = -1
	Linear = 1
	NonLinear = 2
End Enum

Enum OpenSolver_ModelStatus
	Unitialized = 0
	Built = 1
End Enum

' The type of value in the LHS/RHS of a constraint
Enum SolverInputType
	SingleCellRange = 1 ' Valid for a LHS and a RHS
	MultiCellRange = 2  ' Valid for a LHS and a RHS
	Formula = 3         ' Valid for a RHS only
	constant = 4        ' Valid for a RHS only
End Enum

' Solver's different types of constraints
Public Enum RelationConsts
    '[_First] = 1
    RelationLE = 1
    RelationEQ = 2
    RelationGE = 3
    RelationINT = 4
    RelationBIN = 5
    RelationAllDiff = 6
    '[_Last] = 6
End Enum

Public Enum ObjectiveSenseType
	'[_First] = 0
	UnknownObjectiveSense = 0
	MaximiseObjective = 1
	MinimiseObjective = 2
	TargetObjective = 3
	'[_Last] = 3
End Enum

Public Enum VariableType
	VarContinuous = 0
	VarInteger = 1
	VarBinary = 2
End Enum

Public Enum OpenSolver_FileType
	LP = 1
	AMPL = 2
	NL = 3
End Enum

Public Enum OpenSolver_ModelType
	None = 1
	Diff = 2
	Parsed = 3
End Enum

Function ObjectiveSenseStringToEnum(ByVal sense As String) As ObjectiveSenseType
	Select Case sense
	Case "min", "minimize", "minimise": ObjectiveSenseStringToEnum = MinimiseObjective
	Case "max", "maximize", "maximise": ObjectiveSenseStringToEnum = MaximiseObjective
	End Select
End Function

Function RelationStringToEnum(ByVal rel As String) As RelationConsts
	Select Case rel
	Case "&lt;", "&lt;=":             RelationStringToEnum = RelationLE
	Case "=", "'=":             RelationStringToEnum = RelationEQ
	Case "&gt;", "&gt;=":             RelationStringToEnum = RelationGE
	Case "integer", "int", "i": RelationStringToEnum = RelationINT
	Case "binary", "bin", "b":  RelationStringToEnum = RelationBIN
	Case "alldiff":             RelationStringToEnum = RelationAllDiff
	Case Else
		RaiseGeneralError "Unknown relation code: " &amp; rel
	End Select
End Function

Function RelationEnumToString(rel As RelationConsts) As String
	Select Case rel
	Case RelationLE:      RelationEnumToString = "&lt;="
	Case RelationEQ:      RelationEnumToString = "="
	Case RelationGE:      RelationEnumToString = "&gt;="
	Case RelationINT:     RelationEnumToString = "int"
	Case RelationBIN:     RelationEnumToString = "bin"
	Case RelationAllDiff: RelationEnumToString = "alldiff"
	End Select
End Function

Function SolverRelationAsUnicodeChar(rel As RelationConsts) As String
	Select Case rel
	Case RelationGE: SolverRelationAsUnicodeChar = ChrW(&amp;H2265) ' "&gt;" gg
	Case RelationEQ: SolverRelationAsUnicodeChar = "="
	Case RelationLE: SolverRelationAsUnicodeChar = ChrW(&amp;H2264) ' "&lt;"
	Case Else:       SolverRelationAsUnicodeChar = "(unknown)"
	End Select
End Function

Function ReverseRelation(rel As Long) As Long
	ReverseRelation 4 - rel
End Function

Function RelationHasRHS(rel As RelationConsts) As Boolean
	Select Case rel
	Case RelationLE, RelationEQ, RelationGE:        RelationHasRHS = True
	Case RelationINT, RelationBIN, RelationAllDiff: RelationHasRHS = False
	End Select
End Function

</script:module>
</file>

<file path=Basic/Standard/OpenSolverErrorHandler.xml><?xml version="1.0" encoding="utf-8"?>
<!DOCTYPE module  PUBLIC '-//OpenOffice.org//DTD OfficeDocument 1.0//EN'  'module.dtd'>
<script:module xmlns:script="http://openoffice.org/2000/script" script:name="OpenSolverErrorHandler" script:language="StarBasic" script:moduleType="normal">REM  *****  BASIC  *****
Option VBASupport 1

Const DEBUG_MODE As Boolean = False
CONST USER_CANCEL As Long = 18

Public Const SILENT_ERROR As String = "Cancelled by user"

Public ErrNum As Long
Public ErrMsg As String
Public ErrSource As String
Public ErrLinkTarget As String

' OpenSolver error numbers.
Public Const vbObjectError = 1006
Public Const OpenSolver_UserError = vbObjectError + 1001 'An error caused by the user making a mistake
Public Const OpenSolver_UserCancelledError = vbObjectError + 1002 ' The user requested the solve be cancelled

Sub ClearError()
	' Clear all saved error details
	ErrNum = 0
	ErrSource = vbNullString
	ErrMsg = vbNullString
	ErrLinkTarget = vbNullString
End Sub

Function ReportError(ModuleName As String, ProcedureName As String, Optional IsEntryPoint, Optional MinimiseUserInteraction As Boolean, Optional UserMessage As String, Optional StackTraceMessage As String) As Boolean
	If IsMissing(MinimiseUserInteraction) Then MinimiseUserInteraction = False
	If IsMissing(IsEntryPoint) Then IsEntryPoint = False
	If IsMissing(UserMessage) Then UserMessage = ""
	If IsMissing(StackTraceMessage) Then StackTraceMessage = ""
	' See if we should clear the log file
	Dim NewLogFile
	NewLogFile = (ErrNum = 0)
	
	' Grab the error infor before it's cleared by On Error Resume Next below.
	Dim ErrLine As Long
	ErrNum = Err.Number
	ErrLine = Erl
	
	If ErrNum = USER_CANCEL Then
		If ShowEscapeCancelMessage() = vbNo Then
		Else
			ErrNum = OpenSolver_UserCancelledError
			ErrMsg = SILENT_ERROR
		EndIf
	EndIf
	
	If DEBUG_MODE Then
		ReportError = False
		Stop ' Break execution if we are running in debug mode
		Exit Function
	EndIf
	
	' If this is the originating error, the static error message variable will be empty.
	' In that case, store the originating error message in the static variable.
	If Len(ErrMsg) = 0 Then ErrMsg = Err.Description
	
	' Add the additional user error message, if it is present.
	If Len(UserMessage) &gt; 0 Then ErrMsg = ErrMsg &amp; vbNewLine &amp; UserMessage
	
	' We don't want errors in the error logging to matter.
	On Error Resume Next
	
	' Load the default filename if required.
	Dim FileName As String
	FileName = ThisWorkbook.Name
	
	Dim Path As String
	'TODO: GETERRORLOGFILEPATH
	Path = GetErrorLogFilePath()
	If NewLogFile Then DeleteFileAndVerifyPath Path
	
	' Construct the fully-qualified error source name.
	ErrSource = Format(Now, "dd mmm yy hh:mm:ss") &amp; " [" &amp; FileName &amp; "] " &amp; ModuleName &amp; "." &amp; ProcedureName

	' Create the error text to be logged.
	Dim LogText As String
	LogText = ErrSource &amp; ": Line " &amp; ErrLine
	' Add the additional stack trace error message, if it is present.
	If Len(StackTraceMessage) &gt; 0 Then LogText = LogText &amp; ": " &amp; StackTraceMessage

	' Get the solver info if we need it, avoiding clashes in file handles while writing the log file
	' TODO fix our file IO throughout so that this extra step isn't needed
	Dim SolverInfo As String
	If IsEntryPoint Then
		SolverInfo = SolverSummary()
	EndIf
	
	' Open the log file, write out the error information and close the log file.
	Dim FileNum As Integer
	FileNum = FreeFile()
	Open Path For Append As #FileNum
	Print #FileNum, LogText
	If IsEntryPoint Then
		Print #FileNum, vbNewLine &amp; "Error " &amp; CStr(ErrNum) &amp; ": " &amp; ErrMsg &amp; vbNewLine
		If Len(LastUsedSolver) &lt;&gt; 0 Then Print #FileNum, "Solver: " &amp; LastUsedSolver &amp; vbNewLine
		Print #FileNum, EnvironmentDetail() &amp; vbNewLine
		Print #FileNum, StripNonBreakingSpaces(SolverInfo)
	EndIf
	Close #FileNum
	
	If IsEntryPoint Then
		If Not MinimiseUserInteraction And ErrNum &lt;&gt; OpenSolver_UserCancelledError Then
			' We are at an entry point - report the error to the user
			Dim prompt As String, LinkTarget As String, MoreDetailsButtons As Boolean, ReportIssueButton As Boolean
			prompt = ErrMsg
			ErrMsg = vbNullString ' Reset error message in case there's an error while showing the form
			
			' A message with an OpenSolver_UserError denotes an error caused by the user, as opposed to an error we didn't expect to happen
			' For these messages, other info isn't shown with the error message
			If ErrNum = OpenSolver_UserError Then
				' Intentional error
				MoreDetailsButton = False
				ReportIssueButton = False
			Else
				' Unintentional error, so add extra info
				prompt = "OpenSolver " &amp; sOpenSolverVersion &amp; " encountered an error:" &amp; vbNewLine &amp; _
						 prompt &amp; vbNewLine &amp; vbNewLine &amp; _
						 "An error log with more details has been saved, which you can see by clicking 'More Details'. " &amp; _
						 "If you continue to have trouble, please use the 'Report Issue' button or visit the OpenSolver website for assistance:"
				' Add the OpenSolver help link
				If Len(ErrLinkTarget) = 0 Then ErrLinkTarget = "http://opensolver.org/help/"
				
				MoreDetailsButton = True
				ReportIssueButton = True
			EndIf
			'TODO: Implement
			'MsgBoxEx prompt, vbOKOnly, "OpenSolver - Error", LinkTarget:=ErrLinkTarget, MoreDetailsButton:=MoreDetailsButton, ReportIssueButton:=ReportIssueButton
		EndIf
	EndIf
	
	ReportError = True
End Function

Public Sub RethrowError(Optional CurrentError As ErrObject)
	If CurrentError Is Nothing Then
		Err.Raise OpenSolverErrorHandler.ErrNum,_
		 Description:=OpenSolverErrorHandler.ErrMsg
	Else
		Err.Raise CurrentError.Number,_
		 Description:=CurrentError.Description
	EndIf
End Sub

Public Sub RaiseGeneralError(ErrorMessage As String, Optional HelpLink As String)
	ErrLinkTarget = HelpLink
	Err.Raise OpenSolver_UserError, Description:=ErrorMessage
End Sub

Public Sub RaiseUserError(ErrorMessage As String, Optional HelpLink As String)
	ErrLinkTarget = HelpLink
	Err.Raise OpenSolver_UserError, Description:=ErrorMessage
End Sub

Public Sub RaiseUserCancelledError()
	Err.Raise OpenSolver_UserCancelledError, Description:=SILENT_ERROR
End Sub
</script:module>
</file>

<file path=Basic/Standard/OpenSolverIO.xml><?xml version="1.0" encoding="utf-8"?>
<!DOCTYPE module  PUBLIC '-//OpenOffice.org//DTD OfficeDocument 1.0//EN'  'module.dtd'>
<script:module xmlns:script="http://openoffice.org/2000/script" script:name="OpenSolverIO" script:language="StarBasic" script:moduleType="normal">REM  *****  BASIC  *****

Option VBAsupport 1

Function MakeNewSheet(namePrefix As String, OverwriteExisting As Boolean) As Object
	Dim ScreenStatus As Boolean
	ScreenStatus = Application.ScreenUpdating
	Application.ScreenUpdating = False
	
	Dim newSheet As Object
	On Error Resume Next
	Set newSheet = Sheets(namePrefix)
	If Err.Number &lt;&gt; 0 Then
		Set newSheet = Sheets.Add
		newSheet.Name = namePrefix
	Else
		If OverwriteExisting Then
			newSheet.Cells.Delete
		Else
			Set newSheet = Sheets.Add
			Dim i As Long, NeedSheet As Boolean
			i = 1
			NeedSheet = True
			On Error Resume Next
			While NeedSheet
				newSheet.Name = namePrefix &amp; " " &amp; i
				If Err.Number = 0 Then NeedSheet = False
				i = i + 1
				Err.Number = 0
			Wend
		EndIf
	EndIf
	Set MakeNewSheet = newSheet
	Application.ScreenUpdating = ScreenStatus
End Function

Function GetExistingFilePathName(Directory As String, FileName As String, ByRef pathName As String) As Boolean
	pathName = JoinPaths(Directory, FileName)
	GetExistingFilePathName = FileOrDirExists(pathName)
End Function

Function JoinPaths(ParamArray Paths() As Variant) As String
	Dim i As Long
	For i = LBound(Paths) to UBound(Paths) - 1
		JoinPaths = JoinPaths &amp; Paths(i) &amp; IIf(Right(Paths(i), 1) &lt;&gt; Application.PathSeparator, Application.PathSeparator, vbNullString)
	Next i
	JoinPaths = JoinPaths &amp; Paths(UBound(Paths))
End Function

Function FileOrDirExists(pathName As String) As Boolean
	' from http://www.vbaexpress.com/kb/getarticle.php?kb_id=559
	
	If IsMac and Val(Application.Version) &gt;= 15 Then
		' On Mac 2016, any file access via VBA seems to set the extended attribute
		' `com.apple.quarantine` on the file.
		' This attribute blocks execution of the file later, like downloaded files on Windows
	Else
		Dim iTemp As Long
		On Error Resume Next
		iTemp = GetAttr(pathName)
		'Check if error exists and set response appropriately
		FileOrDirExists = (Err.Number = 0)
	EndIf
End Function

Sub DeleteFileAndVerify(FilePath As String)
	' Deletes file and raises error if not successful
	On Error GoTo DeleteError
	If FileOrDirExists(FilePath) Then Kill FilePath
	If FileOrDirExists(FilePath) Then
		GoTo DeleteError
	EndIf
	Exit Sub

DeleteError:
	RaiseUserError "Unable to delete the file: " &amp; FilePath &amp; vbNewLine &amp; vbNewLine &amp; _
				   Err.Description &amp; vbNewLine &amp; vbNewLine &amp; _
	               "To fix this, try restarting Excel and check Task Manager to make sure no solver is running. " &amp; _
	               "If this error still appears after that, try restarting the computer."
End Sub

Function SolverDirIsPresent() As Boolean
	SolverDirIsPresent = FileOrDirExists(SolverDir)
End Function

Function ActiveSheetWithValidation(Optional libreBook) As Object
	Dim RaiseError As Boolean
	RaiseError = False
	On Error GoTo ErrorHandler
	
	' Check there is a workbook
	If Application.Workbooks.Count = 0 Then RaiseGeneralError "No active workbook available."
	
	' Check we can access the worksheet
	On Error Resume Next
	dim book
	book = ActiveWorkbook
	Set ActiveSheetWithValidation = book.ActiveSheet
	Set libreBook = ThisComponent
	If Err.Number &lt;&gt; 0 Then
		On Error GoTo ErrorHandler
		RaiseGeneralError "The active sheet is not a worksheet."
	EndIf
	
ExitFunction:
	If RaiseError Then RethrowError
	Exit Function
	
ErrorHandler:
	If Not ReportError("OpenSolverIO", "CheckActiveWorksheetAvailable") Then Resume
	RaiseError = True
	GoTo ExitFunction
End Function

Sub GetActiveSheetIfMissing(sheet, Optional libreBook)
	If IsMissing(libreBook) Then libreBook = Null
	If sheet Is Nothing Then Set sheet = ActiveSheetWithValidation(libreBook)
End Sub
</script:module>
</file>

<file path=Basic/Standard/OpenSolverLibre.xml><?xml version="1.0" encoding="utf-8"?>
<!DOCTYPE module  PUBLIC '-//OpenOffice.org//DTD OfficeDocument 1.0//EN'  'module.dtd'>
<script:module xmlns:script="http://openoffice.org/2000/script" script:name="OpenSolverLibre" script:language="StarBasic" script:moduleType="normal">REM  *****  BASIC  *****
Option VBASupport 1

Sub libreSolve
	
	oDoc = ThisComponent	
	
	smgr = GetProcessServiceManager()
	solver = smgr.createInstance("com.sun.star.sheet.Solver")
	solver.AssumeNonNegative = True
	
	solver.Document = oDoc
	objAddr = oDoc.NamedRanges.getByName("solver_opt").content
	objAddr = Split(objAddr, ".")
	sheetName = objAddr(0)
	sheetName = Replace(sheetName, "$", "")
	Sheet = oDoc.sheets.getByName(sheetName)
	cellName = objAddr(1)
	objectiveCell = Sheet.getCellRangeByName(cellName)
	solver.Objective = objectiveCell.CellAddress
	
	adjCells = oDoc.NamedRanges.getByName("solver_adj").content
	adjCells = Split(adjCells, ".")
	sheetName = adjCells(0)
	sheetName = Replace(sheetName, "$", "")
	Sheet = oDoc.sheets.getByName(sheetName)
	rangeName = adjCells(1)
	rangeCells = Sheet.getCellRangeByName(rangeName)
	test = rangeCells.rangeAddress
	numColumns = test.endColumn - test.startColumn
	numRows = test.endRow - test.startRow
	dim Variables((numColumns+1) * (numRows+1)-1) As Object
	dim cell
	cell = rangeCells.getCellByPosition(0,0).CellAddress
	for i=0 to numColumns
		for j=0 to numRows
			Variables((i*j)+j) = rangeCells.getCellByPosition(i,j).CellAddress
		Next j
	Next i
	solver.Variables = Variables()
	
	numConstr = GetNumConstraints
	dim Constraints(numConstr - 1)
	for i=0 to numConstr-1
		redim constraint as New com.sun.star.sheet.SolverConstraint
		redim lhs As Range, rhs As Range, rel
		lhs = GetConstraintLhs(i+1)
		redim Formula As String, value As Double, RefersToFormula As Boolean
		rhs = GetConstraintRhs(i+1, Formula, value, RefersToFormula)
		rel = GetConstraintRel(i+1)
		Constraints(i) = constraint
		Constraints(i).Left = lhs.CellRange.getCellByPosition(0,0).CellAddress
		Constraints(i).Right = rhs.Value
		If rel = RelationConsts.RelationLE then
			Constraints(i).Operator = com.sun.star.sheet.SolverConstraintOperator.LESS_EQUAL
		elseif rel = RelationConsts.RelationGE then
			Constraints(i).Operator = com.sun.star.sheet.SolverConstraintOperator.GREATER_EQUAL
		elseif rel = RelationConsts.RelationEQ then
			Constraints(i).Operator = com.sun.star.sheet.SolverConstraintOperator.EQUAL
		end if
	Next i
	
	solver.Constraints = Constraints()
	
	sense = GetObjectiveSense
	
	solver.Maximize = (sense = ObjectiveSenseType.MaximiseObjective)
	solver.Solve()
	
	Sheet.getCellByPosition(5,20).Value = solver.ResultValue
	
End Sub
</script:module>
</file>

<file path=Basic/Standard/OpenSolverModelValidation.xml><?xml version="1.0" encoding="utf-8"?>
<!DOCTYPE module  PUBLIC '-//OpenOffice.org//DTD OfficeDocument 1.0//EN'  'module.dtd'>
<script:module xmlns:script="http://openoffice.org/2000/script" script:name="OpenSolverModelValidation" script:language="StarBasic" script:moduleType="normal">REM  *****  BASIC  *****
Option VBASupport 1

Public Sub ValidateObjectiveFunctionCell(ObjectiveFunctionCell As Range)
	If Not ObjectiveFunctionCell Is Nothing Then
		' Check objective is a single cell
		If ObjectiveFunctionCell.Count &lt;&gt; 1 Then RaiseUserError "The objective function cell must be a single cell."
	EndIf
End Sub

Public Sub ValidateDuals(Duals As Range)
	If Not Duals Is Nothing Then
		If Duals.Count &lt;&gt; 1 Then RaiseUserError "The dual range must be a single cell."
	End If
End Sub

Public Sub ValidateDecisionVariables(DecisionVariables As Range)
End Sub

Sub ValidateMaxTime(MaxTime As Double)
	If MaxTime &lt; 0 Then
		RaiseUserError "Maximum solution time needs to be positive."
	EndIf
End Sub

Sub ValidateTolerance(Tolerance As Double)
	If Tolerance &lt; 0 Or Tolerance &gt; 1 Then
		RaiseUserError "Tolerance needs to be between 0 and 1."
	EndIf
End Sub

Sub ValidateToleranceAsPercentage(Tolerance As Double)
	If Tolerance &lt; 0 Or Tolerance &gt; 100 Then
		RaiseUserError "Tolerance needs to be between 0 and 100."
	EndIf
End Sub

Public Sub ValidateConstraint(LHSRange As Range, Relation As Long, RHSRange As Range, RHSFormula As String, sheet As Object)
	GetActiveSheetIfMissing sheet
	
	If LHSRange.Areas.Count &gt; 1 Then
		RaiseUserError "Left-hand-side of constraint must have only one area."
	EndIf
	
	If RelationHasRHS(Relation) Then
		If Not RHSRange Is Nothing Then
			If RHSRange.Count &gt; 1 And RHSRange.Count &lt;&gt; LHSRange.Count Then
				RaiseUserError "Right-hand-side of constraint has more than one cell, and does not match the number of cells on the left-hand-side."
			EndIf
		Else
			' Try to convert it to a US locale string internally
			Dim internalRHS As String
			internalRHS = ConvertFromCurrentLocale(RHSFormula)
			
			' Can we evaluate this function or constant?
			Dim varReturn As Variant
			varReturn = sheet.Evaluate(AddEquals(internalRHS)) ' Must be worksheet.evaluate to get references to names local to the sheet
			If VBA.VarType(varReturn) = vbError Then
				' We want to catch any error that arises from the *structure* of the formula, **not** the current values of its precedent cells
				Select Case CLng(varReturn)
				Case 2000 ' #NULL!
					' Allow
				Case 2007 ' #DIV/0!
					' Allow
				Case 2015 ' #VALUE!
					' Invalid formula structure
					RaiseUserError "The formula or value for the RHS is not valid. Please check and try again."
				Case 2023 ' #REF!
					' Missing cell reference inside formula
					RaiseUserError "The RHS is marked #REF!, indicating it has been deleted. Please fix and try again."
				Case 2029 ' #NAME?
					' Valid formula that evaluates to an error
					' Allow
				Case 2036 ' #NUM!
					' Allow
				Case 2042 ' #N/A
					' Allow
				End Select
			ElseIf VarType(varReturn) = vbArray + vbVariant Then ' Formula evaluates to array
				RaiseUserError "The formula for the RHS is not valid because it evaluates to multiple cells. The result of the formula must be a single numeric value. Please fix this and try again."
			EndIf
			
			' Convert any cell references to absolute
			If Left(internalRHS, 1) &lt;&gt; "=" Then internalRHS = "=" &amp; internalRHS
			varReturn = Application.ConvertFormula(internalRHS, FromReferenceStyle:=x1A1, ToReferenceStyle:=x1A1, ToAbsolute:=xlAbsolute)
			
			If (VBA.VarType(varReturn) = vbError) Then
				' Its valid, but couldn't convert to standard form, probably because not A1... just leave it
			Else
				' Always comes back with a = at the start
				' Unfortunately, return value will have wrong locale...
				' But not much can be done with that?
				internalRHS = Mid(varReturn, 2, Len(varReturn))
			EndIf
			RHSFormula = internalRHS
		EndIf
	Else
		If Not RHSRange Is Nothing Or (Len(RHSFormula) &gt; 0 And RHSFormula &lt;&gt; "integer" And RHSFormula &lt;&gt; "binary" And RHSFormula &lt;&gt; "alldiff") Then
			RaiseUserError "No right-hand-side is permitted for this relation"
		EndIf
	EndIf
End Sub

Sub ValidatePrecision(Precision As Double)
	If Precision &lt; 0 Then
		RaiseUserError "Precision needs to be positive."
	EndIf
End Sub
</script:module>
</file>

<file path=Basic/Standard/OpenSolverRangeUtils.xml><?xml version="1.0" encoding="utf-8"?>
<!DOCTYPE module  PUBLIC '-//OpenOffice.org//DTD OfficeDocument 1.0//EN'  'module.dtd'>
<script:module xmlns:script="http://openoffice.org/2000/script" script:name="OpenSolverRangeUtils" script:language="StarBasic" script:moduleType="normal">REM  *****  BASIC  *****
Option VBAsupport 1

Function CheckRangeContainsNoAmbiguousMergedCells(r As Range, BadCell As Range) As Boolean
	' This checks that if the range contains any merged cells, those cells are the 'home' cell (top left) in the merged cell block
    ' and thus references to these cells are indeed to a unique cell
    ' If we have a cell that is not the top left of a merged cell, then this will be read as blank, and writing to this will effect other cells.
	Dim RaiseError As Boolean
	RaiseError = False
	On Error GoTo ErrorHandler
	
	CheckRangeContainsNoAmbiguousMergedCells = True
	If Not r.MergeCells Then
		GoTo ExitFunction
	EndIf
	Dim cell As Range
	For Each cell in r
		If cell.MergeCells Then
			If cell.Address &lt;&gt; cell.MergeArea.Cells(1,1).Address Then
				Set BadCell = cell
				CheckRangeContainsNoAmbiguousMergedCells = False
				GoTo ExitFunction
			EndIf
		EndIf
	Next cell
	
ExitFunction:
	If RaiseError Then RethrowError
	Exit Function
	
ErrorHandler:
	If Not ReportError("OpenSolverRangeUtils", "CheckRangeContainsNoAmbiguousMergedCells") Then Resume
	RaiseError = True
	GoTo ExitFunction
End Function

Sub TestCellsForWriting(r As Range)
	' We can't do r.Value2 = r.Value2 as this
	' just sets the value from the first area in all areas
	On Error GoTo ErrorHandler
	Dim Area As Range
	For Each Area In r.Areas
		Area.Value2 = Area.Value2
	Next Area
	Exit Sub

ErrorHandler:
	RaiseUserError Err.Description
End Sub

Function SetDifference(ByRef rng1 As Range, ByRef rng2 As Range) As Range
	' Returns rng \ rng2 (set minus) i.e. all elements in rng1 that are not in rng2
	' https://stackoverflow.com/a/17510237/4492726
	Dim RaiseError As Boolean
	RaiseError = False
	On Error GoTo ErrorHandler
	
	Dim rngResult As Range
	Dim rngResultCopy As Range
	Dim rngIntersection As Range
	Dim rngArea1 As Range
	Dim rngArea2 As Range
	Dim lngTop As Long
	Dim lngLeft As Long
	Dim lngRight As Long
	Dim lngBottom As Long
	
	If rng1 Is Nothing Then
		Set rngResult = Nothing
	ElseIf rng2 Is Nothing Then
		Set rngResult = rng1
	ElseIf Not rng1.Worksheet Is rng2.Worksheet Then
		Set rngResult = rng1
	Else
		Set rngResult = rng1
		For Each rngArea2 In rng2.Areas
			If rngResult Is Nothing Then
				Exit For
			EndIf
			Set rngResultCopy = rngResult
			Set rngResult = Nothing
			For Each rngArea1 In rngResultCopy.Areas
				Set rngIntersection = Intersect(rngArea1, rngArea2)
				If rngIntersection Is Nothing Then
					Set rngResult = ProperUnion(rngResult, rngArea1)
				Else
					lngTop = rngIntersection.row - rngArea1.row
					lngLeft = rngIntersection.Column - rngArea1.Column
					lngRight = rngArea1.Column + rngArea1.Columns.Count - rngIntersection.Column - rngIntersection.Columns.Count
					lngBottom = rngArea1.row + rngArea1.Rows.Count - rngIntersection.row - rngIntersection.Rows.Count
					If lngTop &gt; 0 Then
						Set rngResult = ProperUnion(rngResurt, rngArea1.Resize(lngTop, rngArea1.Columns.Count))
					EndIf
					If lngLeft &gt; 0 Then
						Set rngResult = ProperUnion(rngResult, rngArea1.Resize(rngArea1.Rows.Count - lngTop - lngBottom, lngLeft).Offset(lngTop, 0))
					EndIf
					If lngRight &gt; 0 Then
						Set rngResult = ProperUnion(rngResult, rngArea1.Resize(rngArea1.Rows.Count - lngTop - lngBottom, lngRight).Offset(lngTop, rngArea1.Columns.Count - lngRight))
					EndIf
					If lngBottom &gt; 0 Then
						Set rngResult = ProperUnion(rngResult, rngArea1.Resize(lngBottom, rngArea1.Columns.Count).Offset(rngArea1.Rows.Count - lngBottom, 0))
					EndIf
				EndIf
			Next rngArea1
		Next rngArea2
	EndIf
	Set SetDifference = rngResult
	
ExitFunction:
	If RaiseError Then RethrowError
	Exit Function
	
ErrorHandler:
	If Not ReportError("OpenSolverRangeUtils", "SetDifference") Then Resume
	RaiseError = True
	GoTo ExitFunction
End Function

Function ProperUnion(R1 As Range, R2 As Range) As Range
	' Return the union of r1 and r2, where r1 may be Nothing
	' TODO: Handle the fact that Union will return a range with multiple copies of overlapping cells - does this matter?
	Dim RaiseError As Boolean
	RaiseError = False
	On Error GoTo ErrorHandler
	
	If R1 Is Nothing Then
		Set ProperUnion = R2
	ElseIf R2 Is Nothing Then
		Set ProperUnion = R1
	ElseIf Not R1.Worksheet Is R2.Worksheet Then
		Set ProperUnion = Nothing
	Else
		Set ProperUnion = Union(R1, R2)
	EndIf
	
ExitFunction:
	If RaiseError Then RethrowError
	Exit Function

ErrorHandler:
	If Not ReportError("OpenSolverRangeUtils", "ProperUnion") Then Resume
	RaiseError = True
	GoTo ExitFunction
End Function
</script:module>
</file>

<file path=Basic/Standard/OpenSolverStoredNames.xml><?xml version="1.0" encoding="utf-8"?>
<!DOCTYPE module  PUBLIC '-//OpenOffice.org//DTD OfficeDocument 1.0//EN'  'module.dtd'>
<script:module xmlns:script="http://openoffice.org/2000/script" script:name="OpenSolverStoredNames" script:language="StarBasic" script:moduleType="normal">REM  *****  BASIC  *****
Option VBASupport 1

Const SolverPrefix As String = "solver_"

Sub GetSheetNameAsValueOrRange(sheet as Object, theName As String,_
 IsMissing As Boolean, IsRange As Boolean, r As Range,_
  RefersToFormula As Boolean, RangeRefersToError As Boolean,_
   RefersTo As String, value As Double)
	' Wrapper for a sheet-prefixed defined name
	'GetNameAsValueOrRange sheet.Parent,_
	 'EscapeSheetName(sheet) &amp; theName, IsMissing, IsRange, r,_
	  'RefersToFormula, RangeRefersToError, RefersTo, value
	' Libre naming convention version
	GetNameAsValueOrRange sheet.Parent,_
	 theName, IsMissing, IsRange, r,_
	  RefersToFormula, RangeRefersToError, RefersTo, value
End Sub

Sub GetNameAsValueOrRange(book As Workbook, theName As String,_
 	IsMissing As Boolean, IsRange As Boolean, r As Range,_
  	 RefersToFormula As Boolean, RangeRefersToError As Boolean,_
   	  RefersTo As String, value As Double)
	RangeRefersToError = False
	RefersToFormula = False
	dim NM As Name
	On Error Resume Next
	Set NM = book.Names(theName)
	If Err.Number &lt;&gt; 0 then
		IsMissing = True
		Exit Sub
	EndIf
	IsMissing = False
	RefersTo = Mid(NM.RefersTo, 2)
	On Error Resume Next
	Set r = GetRefersToRange(RefersTo)
	'Set r = Range(RefersTo)
	If Err.Number = 0 Then
		IsRange = True
	Else
		IsRange = False
		' String will be of form: "5", or "Sheet1!#REF!" or "#REF!$A$!" or "Sheet1$A$1/4+Sheet1!$A$3"
		If Right(RefersTo, 6) = "!#REF" Or Left(RefersTo, 5) = "#REF!" Then
			RangeRefersToError = True
		Else
			' Test for a numeric constant, in US format
			If IsAmericanNumber(RefersTo) Then
				value = Val(RefersTo)    ' Force a conversion to a number using Val which uses US settings (no regionalisation)
			Else
				RefersToFormula = True
			EndIf
		EndIf
	EndIf
End Sub

Function GetNamedDoubleIfExists(sheet As Object, Name As String,_
 DoubleValue As Double) As Boolean
	Dim IsRange As Boolean, r As Range, RefersToFormula As Boolean,_
	 RangeRefersToError As Boolean, RefersTo As String,_
	  IsMissing As Boolean
	GetSheetNameAsValueOrRange sheet, Name, IsMissing, IsRange,_
	 r, RefersToFormula, RangeRefersToError, RefersTo, DoubleValue
	GetNamedDoubleIfExists = Not IsMissing And Not IsRange And Not RefersToFormula And Not RangeRefersToError
End Function

Function GetNamedIntegerIfExists(sheet as Object, Name As String,_
 IntegerValue As Integer) As Boolean
	Dim DoubleValue As Double
	If GetNamedDoubleIfExists(sheet, Name, DoubleValue) Then
		IntegerValue = CLng(DoubleValue)
		GetNamedIntegerIfExists = (IntegerValue = DoubleValue)
	EndIf
End Function

Function GetNamedBooleanIfExists(sheet As Object, Name As String,_
 BooleanValue As Boolean) As Boolean
	Dim IsRange As Boolean, r As Range, RefersToFormula As Boolean,_
	 RangeRefersToError As Boolean, RefersTo As String,_
	  IsMissing As Boolean, value As Double
	GetSheetNameAsValueOrRange sheet, Name, IsMissing, IsRange, r, RefersToFormula, RangeRefersToError, RefersTo, value
	If Not IsMissing And Not IsRange And Not RangeRefersToError Then
		If RefersToFormula Then
			' It's a string, probably "=TRUE" or "=FALSE"
            ' We handle this conversion for legacy reasons, in versions 2.8.2 and earlier OpenSolver bool options
            ' were stored as strings "=TRUE" or "=FALSE". This was changed to 0/1 to resolve locale issues with CBool.
            ' e.g. In French, the strings would be "=VRAI" and "=FAUX", which didn't always work with CBool.
			On Error GoTo NotBoolean
			BooleanValue = CBool(RefersTo)
			GetNamedBooleanIfExists = True
		Else
			' It's a value
			If CLng(value) = value Then
				' It's integer, we can interpret that as a bool
				GetNamedBooleanIfExists = True
				BooleanValue = IntToBool(CLng(value))
			Else
				' It's a double, so not a boolean
				GetNamedBooleanIfExists = False
			EndIf
		EndIf
	Else
NotBoolean:
		GetNamedBooleanIfExists = False
	EndIf
End Function

Function GetNamedIntegerWIthDefault(sheet As Object, libreBook, Name As String, DefaultValue As Integer) As Integer
	dim val as Integer
	If Not GetNamedIntegerIfExists(sheet, Name, val) Then
		val = DefaultValue
		SetIntegerNameOnSheet Name, val, sheet, libreBook
	End If
	GetNamedIntegerWithDefault = val
End Function

Function GetNamedDoubleWithDefault(sheet As Object, libreBook, Name As String, DefaultValue As Double) As Double
	dim val As Double
	If Not GetNamedDoubleIfExists(sheet, Name, val) Then
		val = DefaultValue
		SetDoubleNameOnSheet Name, val, sheet, libreBook
	EndIf
	GetNamedDoubleWithDefault = val
End Function

Function GetNamedBooleanWithDefault(sheet As Object, libreBook, Name As String,_
 DefaultValue As Boolean)
	dim val As Boolean
	If Not GetNamedBooleanIfExists(sheet, Name, val) Then
		val = DefaultValue
		SetBooleanNameOnSheet Name, val, sheet, libreBook
	EndIf	
	GetNamedBooleanWithDefault = val
End Function

Sub DeleteNameOnSheet(Name As String, Optional sheet As Object, Optional SolverName As Boolean = False)
	GetActiveSheetIfMissing sheet
	' LibreOffice does not support the below
	Name = IIf(SolverName, SolverPrefix, vbNullString) &amp; Name
	On Error Resume Next
	sheet.Parent.Names(Name).Delete
doesntExist:
End Sub

Sub SetNameOnSheet (Name As String, value As Variant,_
 Optional sheet As Object, Optional libreBook,_
  Optional SolverName As Boolean)
	Dim cellAddr As new com.sun.star.table.CellAddress
	cellAddr.sheet = 0
	cellAddr.row = 0
	cellAddr.column = 0
	If IsMissing(SolverName) Then SolverName = False
	If IsMissing(sheet) Then set sheet = Nothing
	If IsMissing(libreBook) Then libreBook = Nothing
	GetActiveSheetIfMissing sheet, libreBook
	Dim FullName As String ' Don't mangle the value of Name!
	FullName = IIf(SolverName, SolverPrefix, vbNullString) &amp; Name
	If libreBook.NamedRanges.hasByName(FullName) Then libreBook.NamedRanges.removeByName(FullName)
	sheet.Parent.Names.Add FullName, value ' Used to add VBA exclusive types
	dim test
	test = sheet.Parent.Names
	If Not libreBook.NamedRanges.hasByName(FullName) Then ' So that we don't run into an error making a named variable twice
    	libreBook.NamedRanges.addNewByName(FullName,value,cellAddr,0) ' Used to add non-VBA types
    EndIf
end Sub

Sub SetNamedRangeIfExists(ByVal Name As String,_
 ByRef RangeToSet As Range, Optional sheet As Object,_
  Optional libreBook, Optional SolverName As Boolean)
	If IsMissing(SolverName) Then SolverName = False
	If RangeToSet Is Nothing Then
		DeleteNameOnSheet Name, sheet, SolverName
	Else
		SetNamedRangeOnSheet Name, RangeToSet, sheet, libreBook, SolverName
	EndIf
End Sub

Sub SetNamedRangeOnSheet(Name As String, value As Range,_
 Optional sheet As Object, Optional libreBook,_
  Optional SolverName As Boolean)
	If IsMissing(SolverName) Then SolverName = False
	If IsMissing(sheet) Then sheet = Nothing
	If IsMissing(libreBook) Then libreBook = Nothing
	SetNameOnSheet Name, value, sheet, libreBook, SolverName
End Sub

Sub SetDoubleNameOnSheet(Name As String, value As Double,_
 Optional sheet As Object, Optional libreBook,_
  Optional SolverName As Boolean)
  	If IsMissing(sheet) Then sheet = Nothing
  	If IsMissing(libreBook) Then libreBook = Nothing
  	If IsMissing(SolverName) Then SolverName = False
	SetNameOnSheet Name, value, sheet, libreBook, SolverName
End Sub

Sub SetIntegerNameOnSheet(Name As String, value As Long,_
 Optional sheet As Object, Optional libreBook,_
  Optional SolverName As Boolean)
	If IsMissing(sheet) Then sheet = Nothing
  	If IsMissing(libreBook) Then libreBook = Nothing
  	If IsMissing(SolverName) Then SolverName = False
  	SetDoubleNameOnSheet Name, CDbl(value), sheet, libreBook, SolverName
End Sub

Sub SetBooleanNameOnSheet(Name As String, value As Boolean,_
 Optional sheet As Object, Optional libreBook,_
  Optional SolverName As Boolean)
	If IsMissing(sheet) Then sheet = Nothing
	If IsMissing(libreBook) Then libreBook = Nothing
	If IsMissing(SolverName) Then SolverName = False
	SetIntegerNameOnSheet Name, BoolToInt(value), sheet, libreBook, SolverName
End Sub

Function GetRefersToRange(RefersTo As String) As Range
	If Len(RefersTo) = 0 Then Exit Function
	' Add the text as a name and retrieve the corresponding sanitised range
	' We can't use .RefersToRange as this is broken in non-US locales
	' Instead we use sheet.Range()
	On Error GoTo InvalidRange
	dim test As Range
	test = Range(RefersTo)
	Set GetRefersToRange = Application.Range(RefersTo)
	Exit Function
	
InvalidRange:
	RethrowError Err
End Function

Function BoolToInt(BoolValue As Boolean) As Long
	BoolToInt = IIf(BoolValue, 1, 0)
End Function

Function IntToBool(IntValue As Long) As Boolean
	IntToBool = (IntValue = 1)
End Function


</script:module>
</file>

<file path=Basic/Standard/OpenSolverUtils.xml><?xml version="1.0" encoding="utf-8"?>
<!DOCTYPE module  PUBLIC '-//OpenOffice.org//DTD OfficeDocument 1.0//EN'  'module.dtd'>
<script:module xmlns:script="http://openoffice.org/2000/script" script:name="OpenSolverUtils" script:language="StarBasic" script:moduleType="normal">REM  *****  BASIC  *****
Option VBASupport 1

' For sleep
#If Mac Then
    #If VBA7 Then
        Private Declare PtrSafe Sub uSleep Lib "libc.dylib" Alias "usleep" (ByVal Microseconds As Long)
    #Else
        Private Declare Sub uSleep Lib "libc.dylib" Alias "usleep" (ByVal Microseconds As Long)
    #End If
#Else
    #If VBA7 Then
        Public Declare PtrSafe Sub mSleep Lib "kernel32" Alias "Sleep" (ByVal dwMilliseconds As Long)
    #Else
        Public Declare Sub mSleep Lib "kernel32" Alias "Sleep" (ByVal dwMilliseconds As Long)
    #End If
#End If  ' sleep

' For OS version
#If Win32 Then
    #If VBA7 Then
        Type OSVERSIONINFO
            dwOSVersionInfoSize As Long
            dwMajorVersion As Long
            dwMinorVersion As Long
            dwBuildNumber As Long
            dwPlatformId As Long
            szCSDVersion As String * 128
        End Type
        Private Declare PtrSafe Function GetVersionExA Lib "kernel32" (lpVersionInformation As OSVERSIONINFO) As Integer
'    #Else
'        Type OSVERSIONINFO
'            dwOSVersionInfoSize As Long
'            dwMajorVersion As Long
'            dwMinorVersion As Long
'            dwBuildNumber As Long
'            dwPlatformId As Long
'            szCSDVersion As String * 128
'        End Type
'        Private Declare Function GetVersionExA Lib "kernel32" (lpVersionInformation As OSVERSIONINFO) As Integer
    #End If
#End If  ' OS version

'For OpenURL - Code Courtesy of Dev Ashish
#If Win32 Then
    #If VBA7 Then
        Private Declare PtrSafe Function apiShellExecute Lib "shell32.dll" _
            Alias "ShellExecuteA" _
            (ByVal hwnd As LongPtr, _
            ByVal lpOperation As String, _
            ByVal lpFile As String, _
            ByVal lpParameters As String, _
            ByVal lpDirectory As String, _
            ByVal nShowCmd As Long) _
            As Long
    #Else
        Private Declare Function apiShellExecute Lib "shell32.dll" _
            Alias "ShellExecuteA" _
            (ByVal hwnd As Long, _
            ByVal lpOperation As String, _
            ByVal lpFile As String, _
            ByVal lpParameters As String, _
            ByVal lpDirectory As String, _
            ByVal nShowCmd As Long) _
            As Long
    #End If
    
    Private Const WIN_NORMAL = 1         'Open Normal
    Private Const WIN_MAX = 2            'Open Maximized
    Private Const WIN_MIN = 3            'Open Minimized
    
    Private Const ERROR_SUCCESS = 32&amp;
    Private Const ERROR_NO_ASSOC = 31&amp;
    Private Const ERROR_OUT_OF_MEM = 0&amp;
    Private Const ERROR_FILE_NOT_FOUND = 2&amp;
    Private Const ERROR_PATH_NOT_FOUND = 3&amp;
    Private Const ERROR_BAD_FORMAT = 11&amp;
#End If ' OpenURL

#If Mac Then
    Public Const IsMac As Boolean = True
#Else
    Public Const IsMac As Boolean = False
#End If

' Complete the sleep interface, we just want a public mSleep function on both platforms
'#If Mac Then
'    Public Sub mSleep(Milliseconds As Long)
'        uSleep Milliseconds * 1000
'    End Sub
'#End If  ' Mac

Function EscapeSheetName(sheet As Worksheet, Optional ForceQuotes As Boolean) As String
	If IsMissing(ForceQuotes) then ForceQuotes = False
	EscapeSheetName = sheet.Name
	
	Dim SpecialChar As Variant, NeedsEscaping As Boolean
	NeedsEscaping = False
	For Each SpecialChar In Array("'", "!", "(", ")", "+", "-", " ")
		If InStr(EscapeSheetName, SpecialChar) Then
			NeedsEscaping = True
			Exit For
		End If
	Next SpecialChar
	
	If NeedsEscaping Then EscapeSheetName = Replace(EscapeSheetName, "'", "''")
	If ForceQuotes Or NeedsEscaping Then EscapeSheetName = "'" &amp; EscapeSheetName &amp; "'"
	
	EscapeSheetName = EscapeSheetName &amp; "!"
End Function

'TODO: FIXME AND FINISH
Private Function ConvertLocale(ByVal s As String, ConvertToUS As Boolean) As String
	' Convert strings between locales
	' This will add a leading "=" if its not already there
	' A blank string is returned if any errors occur
	' This works by putting the expression into cell A1 on Sheet1 of the add-in!

	Dim RaiseError As Boolean
	RaiseError = False
	'On Error GoTo ErrorHandler
	
	' Static to track whether we can skip or not
	' 0 = Haven't checked yet
	' 1 = Can't skip
	' 2 = Can skip
	Static SkipConvert As Long
	
	If SkipConvert &lt; 1 Then 
		SkipConvert = 1' Don't check again
		' If we are in an english version of Excel and a known locale, we can skip the conversion
		If Application.International(xlCountryCode) = 1 Then
			Dim Country As Long
			Country = Application.International(xlCountrySetting)
			SkipConvert = 2
		EndIf
	EndIf
End Function

Function MakeSpacesNonBreaking(Text As String) As String
	' Replaces all spaces with NBSP char
	MakeSpacesNonBreaking = Replace(Text, Chr(32), Chr(NBSP))
End Function

Function StripNonBreakingSpaces(Text As String) As String
	' Replaces all spaces with NBSP char
	StripNonBreakingSpaces = Replace(Text, Chr(NBSP), Chr(32))
End Function

Public Function SolverSummary() As String
	Dim SolverShortName As Variant, Solver As ISolver
	For Each SolverShortName in GetAvailableSolvers()
		Set Solver = CreateSolver(CStr(SolverShortName))
		If TypeOf Solver Is ISolverLocal Then
			SolverSummary = SolverSummary &amp; AboutLocalSolver(Solver) &amp; vbNewLine &amp; vbNewLine
		
			' If we are not correctly installed, we can break after the first such message
			If Not SolverDirIsPresent Then
				Exit Function
			EndIf
		EndIf
	Next SolverShortName
End Function

Sub UpdateStatusBar(Text As String, Optional Force As Boolean)
	If IsMissing(Force) Then Force = False
	Dim RaiseError As Boolean
	RaiseError = False
	On Error GoTo ErrorHandler
	
	#If Mac Then
		Dim ScreenStatus As Boolean
		ScreenStatus = Application.ScreenUpdating
	#EndIf
	
	Static LastUpdate As Double
	Dim TimeDiff As Double
	TimeDiff = (Now() - LastUpdate) * 86400 ' Time since last update in seconds
	
	' Check if last update was long enough ago
	If TimeDiff &gt; 0.5 Or Force Then
		LastUpdate = Now()
		
		#If Mac Then
			Application.ScreenUpdating = True
		#End If
		
		Application.StatusBar = Text
		DoEvents
	EndIf
ExitSub:
	#If Mac Then
		Application.ScreenUpdating = ScreenStatus
	#EndIf
	If RaiseError Then RethrowError
	Exit Sub
	
ErrorHandler:
	If Not ReportError("OpenSolverUtils", "UpdateStatusBar") Then Resume
	RaiseError = True
	GoTo ExitSub
End Sub

'Public Function MsgBoxEx(ByVal prompt As String, _
'				Optional ByVal Options As VbMsgBoxStyle = 0&amp;, _
'				Optional ByVal Title As String = "OpenSolver", _
'				Optional ByVal HelpFile As String, _
'				Optional ByVal Context As Long, _
'				Optional ByVal LinkTarget As String, _
'				Optional ByVal LinkText As String, _
'				Optional ByVal MoreDetailsButton As Boolean, _
'				Optional ByVal ReportIssueButton As Boolean) _
'			As VbMsgBoxResult
'	' Extends MsgBox with extra options:
'	' - First five args are the same as MsgBox, so any MsgBox calls can be swapped to MsgBoxEx
'	' - LinkTarget: A hyperlink will be included above the button if this is set
'	' - LinkText: the display text for the hyperlink. Defaults to the URL if not set
'	' - MoreDetailsButton: Shows a button that opens the error log
'	' - EmailReportButton: Shows a button that prepares an error report email
'
'	Dim InteractiveStatus As Boolean
'	InteractiveStatus = Application.Interactive
'	
'	If Len(LinkText) = 0 Then LinkText = LinkTarget
'	
'	Dim Button1 As String, Button2 As String, Button3 As String
'	Dim Value1 As VbMsgBoxResult, Value2 As VbMsgBoxResult, Value3 As VbMsgBoxResult
'	
'	' Get button types
'	Select Case Options Mod 8
'	Case vbOKOnly
'		Button1 = "OK"
'		Value1 = vbOK
'	Case vbOKCancel
'		Button1 = "OK"
'		Value1 = vbOK
'		Button2 = "Cancel"
'		Value2 = vbCancel
'	Case vbAbortRetryIgnore
'		Button1 = "Abort"
'		Value1 = vbAbort
'		Button2 = "Retry"
'		Value2 = vbRetry
'		Button3 = "Ignore"
'		Value3 = vbIgnore
'	Case vbYesNoCancel
'		Button1 = "Yes"
'		Value1 = vbYes
'		Button2 = "No"
'		Value2 = vbNo
'		Button3 = "Cancel"
'		Value3 = vbCancel
'	Case vbYesNo
'		Button1 = "Yes"
'		Value1 = vbYes
'		Button2 = "No"
'		Value2 = vbNo
'	Case vbRetryCancel
'		Button1 = "Retry"
'		Value1 = vbRetry
'		Button2 = "Cancel"
'		Value2 = vbCancel
'	End Select
'End Function

Function StringHasUnicode(TestString as String) As Boolean
	'Quickly check for any characters that aren't ASCII
	Dim i As Long, CharCode As Long
	For i = 1 to Len(TestString)
		CharCode = Asc(Mid(TestString, i, 1))
		If CharCode &gt; 127 Or CharCode &lt; 0 Then
			StringHasUnicode = True
			ExitFunction
		EndIf
	Next i
	StringHasUnicode = False
End Function

Function ForceCalculate(prompt As String, Optional MinimiseUserInteraction) As Boolean
	If IsMissing(MinimiseUserInteraction) Then MinimiseUserInteraction = False
	Dim RaiseError As Boolean
	RaiseError = False
	On Error GoTo ErrorHandler
	
	#If Mac Then
		'In Excel 2011 the Application.CalculationState is not included:
    	'http://sysmod.wordpress.com/2011/10/24/more-differences-mainly-vba/
    	'Try calling 'Calculate' two times just to be safe? This will probably cause problems down the line, maybe Office 2014 will fix it?
		Application.Calculate
		Application.Calculate
		ForceCalculate = True
	#Else
		'There appears to be a bug in Excel 2010 where the .Calculate does not always complete. We handle up to 3 such failures.
    	' We have seen this problem arise on large models.
		Application.Calculate
		If Application.CalculationState &lt;&gt; xlDone Then
			Application.Calculate
			Dim i As Long
			For i = 1 To 10
				DoEvents
				mSleep 100
			Next i
		EndIf
		
		' Check for circular references causing problems, which can happen if iterative calculation mode is enabled.
		If Application.CalculationState &lt;&gt; xlDone Then Application.Calculate
		If Application.CalculationState &lt;&gt; xlDone Then
			DoEvents
			Application.CalculateFullRebuild
			DoEvents
		EndIf
		
		' Check for circular references causing problems, which can happen if iterative calculation mode is enabled.
		If Application.CalculationState &lt;&gt; xlDone Then
			If Application.Iteration Then
				If MinimiseUserInteraction Then
				ElseIf MsgBox("Iterative calculation mode is enabled and may be interfering with the inital calculation. " &amp; _
							  "Would you like to try disabling iterative calculation mode to see if this fixes the problem?", _
							  vbYesNo, _
							  "OpenSolver: Iterative Calculation Mode Detected...") = vbYes Then
					Application.Iteration = False
					Application.Calculate
				EndIf
			EndIf
		EndIf
		
		While Application.CalculationState &lt;&gt; xlDone
			If MinimiseUserInteraction Then
				ForceCalculate = False
				GoTo ExitFunction
			ElseIf MsgBox(prompt, _
						  vbCritical + vbRetryCancel + vbDefaultButton1, _
						  "OpenSolver: Calculation Error occured...") = vbCancel Then
				ForceCalculate = False
				GoTo ExitFunction
			Else 'Recalculate the workbook if the user wants to retry
				Application.Calculate
			EndIf
		Wend
		ForceCalculate = True
	#EndIf
	
ExitFunction:
	If RaiseError Then RethrowError
	Exit Function
	
ErrorHandler:
	If Not ReportError("OpenSolverUtils", "ForceCalculate") Then Resume
	RaiseError = True
	GoTo ExitFunction
End Function

Function IsAmericanNumber(s As String, Optional i As Long = 1) As Boolean
	Dim RaiseError As Boolean
	RaiseError = False
	On Error GoTo ErrorHandler
	
	Dim MustBeInteger As Boolean, SeenDot As Boolean, SeenDigit As Boolean
	MustBeInteger = i &gt; 1 ' We call this a second time after seeing the "E", when only an int is allowed
	IsAmericanNumber = False ' Assume we fail
	If Len(s) = 0 Then GoTo ExitFunction ' Not a number
	If Mid(s, i, 1) = "+" Or Mid(s, i, 1) = "-" Then i = i + 1 ' Skip leading sign
	For i = i To Len(s)
		Select Case Asc(Mid(s, i, 1))
		Case Asc("E", Asc("e")
			If MustBeInteger Or Not SeenDigit Then GoTo ExitFunction ' No exponent allowed (as must be a simple integer)
			IsAmericanNumber = IsAmericanNumber(s, i + 1)
			GoTo ExitFunction
		Case Asc(".")
			If SeenDot Then GoTo ExitFunction
			SeenDot = True
		Case Asc("0") To Asc("9")
			SeenDigit = True
		Case Else
			GoTo ExitFunction ' Not a valid char
		End Select
	Next i
	' i As Long, AllowDot As Boolean
	IsAmericanNumber = SeenDigit
	
ExitFunction:
	If RaiseError Then RethrowError
	Exit Function
ErrorHandler:
	If Not ReportError("OpenSolverUtils", "IsAmericanNumber") Then Resume
	RaiseError = True
	GoTo ExitFunction
End Function

Function CheckRangeContainsNoAmbiguousMergedCells(r As Range, BadCell As Range) As Boolean
	' This checks that if the range contains any merged cells, those cells are the 'home' cell (top left) in the merged cell block
    ' and thus references to these cells are indeed to a unique cell
    ' If we have a cell that is not the top left of a merged cell, then this will be read as blank, and writing to this will effect other cells.
	Dim RaiseError As Boolean
	RaiseError = False
	On Error GoTo ErrorHandler
	
	CheckRangeContainsNoAmbiguousMergedCells = True
	If Not r.MergeCells Then
		GoTo ExitFunction
	EndIf
	Dim cell As Range
	For Each cell in r
		If cell.MergeCells Then
			If cell.Address &lt;&gt; cell.MergeArea.Cells(1,1).Address Then
				Set BadCell = cell
				CheckRangeContainsNoAmbiguousMergedCells = False
				GoTo ExitFunction
			EndIf
		EndIf
	Next cell
	
ExitFunction:
	If RaiseError Then RethrowError
	Exit Function
	
ErrorHandler:
	If Not ReportError("OpenSolverRangeUtils", "CheckRangeContainsNoAmbiguousMergedCells") Then Resume
	RaiseError = True
	GoTo ExitFunction
End Function

Function RemoveRangeOverlap(r As Range) As Range
    ' This creates a new range from r which does not contain any multiple repetitions of cells
    ' This works around the fact that Excel allows range like "A1:A2,A2:A3", which has a .count of 4 cells
    ' The Union function does NOT remove all overlaps; call this after the union to get a valid range
	Dim RaiseError As Boolean
	RaiseError = False
	On Error GoTo ErrorHandler
	
	If r.Areas.Count = 1 Then
		Set RemoveRangeOverlap = r
		GoTo ExitFunction
	EndIf
	Dim s As Range, i As Long
	Set s = r.Areas(1)
	For i = 2 To r.Areas.Count
		If Intersect(s, r.Areas(i)) Is Nothing Then
			' Just take the standard union
			Set s = Union(s, r.Areas(i))
		Else
			' Merge these two ranges cell by cell; this seems to remove the overlap in my tests, but also see http://www.cpearson.com/excel/BetterUnion.aspx
        	' Merge the smaller range into the larger
        	If s.Count &lt; r.Areas(i).Count Then
        		Set s = MergeRangesCellByCell(r.Areas(i), s)
        	Else
        		Set s = MergeRangesCellByCell(s, r.Areas(i))
        	EndIf
        EndIf
	Next i
	Set RemoveRangeOverlap = s
ExitFunction:
	If RaiseError Then RethrowError
	Exit Function
ErrorHandler:
	If Not ReportError("OpenSolverRangeUtils", "RemoveRangeOverlap") Then Resume
	RaiseError = True
	GoTo ExitFunction
End Function

</script:module>
</file>

<file path=Basic/Standard/SolverCommon.xml><?xml version="1.0" encoding="utf-8"?>
<!DOCTYPE module  PUBLIC '-//OpenOffice.org//DTD OfficeDocument 1.0//EN'  'module.dtd'>
<script:module xmlns:script="http://openoffice.org/2000/script" script:name="SolverCommon" script:language="StarBasic" script:moduleType="normal">REM  *****  BASIC  *****
Option VBAsupport 1

Public Function SolverDir() As String
	Dim SolverDirBase As String
	#If Mac And MAC_OFFICE_VERSION &gt;= 15 Then
		' On Mac 2016, we need to access the solvers from a folder that has execute permissions in the sandbox
		SolverDirBase = "/Library/OpenSolver"
		If Not FileOrDirExists(SolverDirBase) Then
			RaiseUserError "Unable to find the solvers in `" &amp; SolverDirBase &amp; "`. Make sure you have run the `OpenSolver Solvers.pkg` installer in the `Solvers/osx` folder where you unzipped OpenSolver.", "http://opensolver.org/installing-opensolver/"
		EndIf
	#Else
		SolverDirBase = ThisWorkbook.Path
	#EndIf
	SolverDir = JoinPaths(SolverDirBase, SolverDirName)
End Function

Sub SolveModel(s As COpenSolver, ShouldSolveRelaxation As Boolean, ShouldMinimiseUserInteraction As Boolean)
	Dim RaiseError As Boolean
	RaiseError = False
	On Error GoTo ErrorHandler
	
	Application.EnableCancelKey = xlErrorHandler
	Application.Cursor = xlWait
	
	s.SolveStatus = OpenSolverResult.Unsolved
	s.SolveStatusString = "Unsolved"
	s.SolveStatusComment = vbNullString
	s.SolutionWasLoaded = False
	
	' Track whether to show messages
	s.MinimiseUserInteraction = ShouldMinimiseUserInteraction
	s.SolveRelaxation = ShouldSolveRelaxation
	
	Dim oldCalculationMode As Long, oldIterationMode As Boolean
	oldIterationMode = Application.Iteration
	oldCalculationMode = Application.Calculation
	Application.Calculation = xlCalculationManual
	
	Dim ScreenStatus As Boolean
	ScreenStatus = Application.ScreenUpdating
	Application.ScreenUpdating = False
	
	If s.ModelStatus &lt;&gt; Built Then
		RaiseGeneralError "The model cannot be solved as it has not yet been built."
	EndIf
	
	' Check that solver is available
	Dim errorString As String
	If Not SolverIsAvailable(s.Solver, errorString:=errorString) Then
		RaiseGeneralError errorString
	EndIf
	
	Dim LogFilePathName As String
	If GetLogFilePath(LogFilePathName) Then DeleteFileAndVerify LogFilePathName
	s.LogFilePathName = LogFilePathName
	
	' Clean Solver specific files
	s.Solver.CleanFiles
	
	' Check that we can write to all cells
	TestCellsForWriting s.AdjustableCells
	
	If TypeOf s.Solver Is ISolverLocalLib Then
		Dim LocalLibSolver As ISolverLocalLib
		Set LocalLibSolver = s.Solver
		LocalLibSolver.Solve s
	ElseIf TypeOf s.Solver Is ISolverFile Then
		Dim LineaerSolver As ISolverLinear
		Dim FileSolver As ISolverFile
		Set FileSOlver = s.Solver
		
		' Delete any existing solution file
		Dim SolutionFilePathName As String
		If GetSolutionFilePath(SolutionFilePathName) Then DeleteFileAndVerify SolutionFilePathName
		s.SolutionFilePathName = SolutionFilePathName
		
		' Check if we need to request duals from the solver
		If TypeOf s.Solver Is ISolverLinear Then
			Set LinearSolver = s.Solver
			Set s.rConstraintList = GetDuals(s.sheet)
			s.DualsOnSameSheet = (Not s.rConstraintList Is Nothing)
			s.DualsOnNewSheet = GetDualsOnSheet(s.sheet)
			s.bGetDuals = ((s.NumDiscreteVars = 0) Or s.SolveRelaxation) And _
						  (s.DualsOnNewSheet Or s.DualsOnSameSheet) And LinearSolver.SensitivityAnalysisAvailable
		EndIf
		
		' Set up arrays to hold solution values (to avoid dynamically resizing them later)
		s.PrepareForSolution
		
		' Write file
		Dim SolverCommand As String
		UpdateStatusBar "OpenSolver: Writing Model to disk... " &amp; s.NumVars &amp; " vars, " &amp; s.NumRows &amp; " rows.", True
		SolverCommand = WriteModelFile(s)
		
		' Check if anything detected while writing file
		
		' Run solver and read results
		Dim solution As String
		solution = RunSolver(s, SolverCommand)
		FileSolver.ReadResults s, solution
		
		s.LoadResultsToSheet
		
		If TypeOf s.Solver Is ISolverLinear Then
			' Get sensitivity results
			If s.bGetDuals And s.SolveStatus = OpenSolverResult.Optimal Then
				'write the duals on the same sheet if the user has picked this option
				If s.DualsOnSameSheet Then WriteConstraintListToSheet s.rConstraintList, s
				'If the user wants a new sheet with the sensitivity data then call the functions that write this
				If s.DualsOnNewSheet Then
					Dim newSheet As Object, currentSheet As Object
					' Save sheet selection
					GetActiveSheetIfMissing currentSheet
					
					Set newSheet = MakeNewSheet(s.sheet.Name &amp; " Sensitivity", GetUpdateSensitivity(s.sheet))
					
					' Restore old sheet selection
					currentSheet.Select
					WriteConstraintSensitivityTable newSheet, s
				EndIf
			ElseIf Not s.bGetDuals And (s.DualsOnNewSheet Or s.DualsOnSameSheet) And LinearSolver.SensitivityAnalysisAvailable Then
				RaiseUserError _
					"Could not get sensitivity analysis due to binary and/or integer constraints." &amp; vbNewLine &amp; vbNewLine &amp; _
					"Turn off sensitivity in the model dialogue or reformulate your model without these constraints." &amp; vbNewLine &amp; vbNewLine &amp; _
					"The " &amp; s.SolverShortName &amp; " solution has been returned to the sheet." &amp; vbNewLine
			EndIf
		EndIf
	EndIf
	
ExitSub:
	Application.Cursor = xlDefault
	Application.StatusBar = False ' Resume normal status bar behavior
	Application.ScreenUpdating = ScreenStatus
	Application.Calculation = oldCalculationMode
	Application.Iteration = oldIterationMode
	Application.Calculate
	If RaiseError Then RethrowError
	Exit Sub
	
ErrorHandler:
	If Not ReportError("SolverCommon", "SolveModel") Then Resume
	RaiseError = True
	GoTo ExitSub
End Sub

Function CreateSolver(SolverShortName As String) As ISolver
	'Select Case LCase(SolverShortName)
	'Case "System"
	'Case "cbc":         Set CreateSolver = New CSolverCbc
	'Case "gurobi":      Set CreateSolver = New CSOlverGurobi
	'Case "neoscbc":     Set CreateSolver = New CSolverNeosCbc
	'Case "bonmin":      Set CreateSolver = New CSolverBonmin
	'Case "couenne":     Set CreateSolver = New CSolverCouenne
	'Case "nomad":       Set CreateSolver = New CSolverNomad
	'Case "neosbon":     Set CreateSolver = New CSolverNeosBon
	'Case "neoscou":     Set CreateSolver = New CSolverNeosCou
	'Case "solveengine": Set CreateSolver = New CSolverSolveEngine
	'Case Else: RaiseGeneralError "The specified solver ('" &amp; SolverShortName &amp; "') was not recognised."
	'End Select
End Function

Function SolverIsPresent(Solver As ISolver, Optional SolverPath As String, Optional errorString As String, Optional Bitness As String) As Boolean
	Dim RaiseError As Boolean
	RaiseError = False
	On Error GoTo ErrorHandler
	
	If Not SolverDirIsPresent Then
		errorString = "Could not find the Solvers folder in the folder containing OpenSolver.xlam, " &amp; _
					  "indicating OpenSolverr has not been properly installed. Make sure you have " &amp; _
					  "unzipped all files from the downloaded zip file to the same place."
		SolverIsPresent = False
	EndIf
	
	If TypeOf Solver Is ISolverLocalExec Then
		Dim LocalExecSolver As ISolverLocalExec
		Set LocalExecSolver = Solver
		
		SolverPath = LocalExecSolver.GetExecPath(errorString, Bitness)
		If Len(SolverPath) = 0 Then
			SolverIsPresent = False
		Else
			SolverIsPresent = True
			#If Mac Then
				' Make sure solver is executable on Mac
				Exec "chmod +x " &amp; MakePathSafe(SolverPath)
			#EndIf
		EndIf
	ElseIf TypeOf Solver Is ISolverLocalLib Then
		Dim LocalLibSolver As ISolverLocalLib
		Set LocalLibSolver = Solver
		SolverPath = LocalLibSolver.GetLibPath(errorString, Bitness)
		SolverIsPresent = (Len(SolverPath) &gt; 0)
	ElseIf TypeOf Solver Is ISolverNeos Then
		#If Mac Then
			SolverPath = NeosClientScriptPath()
			If FileOrDirExists(SolverPath) Then
				SolverIsPresent = True
			Else
				errorString = "Unable to find the NeosClient.py file at " &amp; MakeSpacesNonBreaking(MakePathSafe(SolverPath))
				SolverPath = ""
			EndIf
		#Else
			SolverIsPresent = True
		#EndIf
	ElseIf TypeOf Solver Is CSolverSolveEngine Then
		SolverIsPresent = True
	Else
		SolverIsPresent = False
	EndIf
	
ExitFunction:
	If RaiseError Then RethrowError
	Exit Function
	
ErrorHandler:
	If Not ReportError("SolverCommon", "SolverIsPresent") Then Resume
	RaiseError = True
	GoTo ExitFunct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OpenSolverUtils"/>
  <library:element library:name="Debug"/>
  <library:element library:name="OpenSolverStoredNames"/>
  <library:element library:name="OpenSolverErrorHandler"/>
  <library:element library:name="OpenSolverIO"/>
  <library:element library:name="OpenSolverConstants"/>
  <library:element library:name="OpenSolverAPI"/>
  <library:element library:name="OpenSolverModelValidation"/>
  <library:element library:name="SolverCommon"/>
  <library:element library:name="OpenSolverRangeUtils"/>
  <library:element library:name="OpenSolverLibr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Dialogs" library:link="false"/>
  <library:library library:name="ClassModules" library:link="false"/>
</library:libraries>
</file>

<file path=Dialogs/ClassModules/dialog-lb.xml><?xml version="1.0" encoding="utf-8"?>
<!DOCTYPE library  PUBLIC '-//OpenOffice.org//DTD OfficeDocument 1.0//EN'  'library.dtd'>
<library:library xmlns:library="http://openoffice.org/2000/library" library:name="ClassModules" library:readonly="false" library:passwordprotected="false"/>
</file>

<file path=Dialogs/Dialogs/Dialog1.xml><?xml version="1.0" encoding="utf-8"?>
<!DOCTYPE window  PUBLIC '-//OpenOffice.org//DTD OfficeDocument 1.0//EN'  'dialog.dtd'>
<dlg:window xmlns:dlg="http://openoffice.org/2000/dialog" xmlns:script="http://openoffice.org/2000/script" dlg:style-id="0" dlg:id="Dialog1" dlg:left="94" dlg:top="30" dlg:width="376" dlg:height="234" dlg:closeable="true" dlg:moveable="true">
  <dlg:styles>
    <dlg:style dlg:style-id="0" dlg:background-color="0xeeeeee"/>
  </dlg:styles>
</dlg:window>
</file>

<file path=Dialogs/Dialogs/dialog-lb.xml><?xml version="1.0" encoding="utf-8"?>
<!DOCTYPE library  PUBLIC '-//OpenOffice.org//DTD OfficeDocument 1.0//EN'  'library.dtd'>
<library:library xmlns:library="http://openoffice.org/2000/library" library:name="Dialogs" library:readonly="false" library:passwordprotected="false">
  <library:element library:name="Dialog1"/>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Dialogs" library:link="false"/>
  <library:library library:name="ClassModules" library:link="false"/>
</library:libraries>
</file>